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E5C7EE72390EF407.png" manifest:media-type="image/png"/>
  <manifest:file-entry manifest:full-path="Pictures/1000020100000325000001E01831291C335FA755.png" manifest:media-type="image/png"/>
  <manifest:file-entry manifest:full-path="Pictures/100000000000035700000208E6711DC28C31E57A.png" manifest:media-type="image/png"/>
  <manifest:file-entry manifest:full-path="Pictures/10000201000003250000010D51904A7FF9E13464.png" manifest:media-type="image/png"/>
  <manifest:file-entry manifest:full-path="Pictures/100000000000033500000212063E08DFF9502482.png" manifest:media-type="image/png"/>
  <manifest:file-entry manifest:full-path="Pictures/1000020100000325000001590D5D6A9835A47D4B.png" manifest:media-type="image/png"/>
  <manifest:file-entry manifest:full-path="Pictures/100000000000036A00000209E48B0D0C01F283AF.png" manifest:media-type="image/png"/>
  <manifest:file-entry manifest:full-path="Pictures/100002010000032500000168B505A7B721E0DFFA.png" manifest:media-type="image/png"/>
  <manifest:file-entry manifest:full-path="Pictures/10000201000003250000019A44FAEAE233EDC7C7.png" manifest:media-type="image/png"/>
  <manifest:file-entry manifest:full-path="Pictures/1000020100000325000001592608225A0D019FB4.png" manifest:media-type="image/png"/>
  <manifest:file-entry manifest:full-path="Pictures/10000000000002F40000019BECA3D487C65D3E66.png" manifest:media-type="image/png"/>
  <manifest:file-entry manifest:full-path="Pictures/10000201000003250000010ED51C7D9B8450AC7D.png" manifest:media-type="image/png"/>
  <manifest:file-entry manifest:full-path="Pictures/10000201000003250000019AE55E175158087FE5.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34"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35"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36"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9" style:family="paragraph" style:parent-style-name="Standard">
      <style:paragraph-properties fo:line-height="100%" fo:text-align="start" style:justify-single-word="false"/>
    </style:style>
    <style:style style:name="P40" style:family="paragraph" style:parent-style-name="Standard">
      <style:paragraph-properties fo:line-height="100%" fo:text-align="start" style:justify-single-word="false"/>
      <style:text-properties officeooo:paragraph-rsid="001cc1a8"/>
    </style:style>
    <style:style style:name="P41" style:family="paragraph" style:parent-style-name="Standard">
      <style:paragraph-properties fo:line-height="100%" fo:text-align="start" style:justify-single-word="false"/>
      <style:text-properties officeooo:paragraph-rsid="001fc7d9"/>
    </style:style>
    <style:style style:name="P42" style:family="paragraph" style:parent-style-name="Standard">
      <style:paragraph-properties fo:line-height="100%" fo:text-align="start" style:justify-single-word="false"/>
      <style:text-properties officeooo:paragraph-rsid="0035f330"/>
    </style:style>
    <style:style style:name="P43"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44"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45"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46"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47"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53"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54"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55"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56"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57"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58"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59"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0"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61"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2"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63"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64"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65"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72"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73"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74"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7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76"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77"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7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8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8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82"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83" style:family="paragraph" style:parent-style-name="Standard">
      <style:paragraph-properties fo:line-height="115%" fo:text-align="justify" style:justify-single-word="false"/>
    </style:style>
    <style:style style:name="P84"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85"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86"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87"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88"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89"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91"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9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9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95"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96"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97"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0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01"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02"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03"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0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105"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106" style:family="paragraph" style:parent-style-name="Standard">
      <style:paragraph-properties fo:margin-top="0.847cm" fo:margin-bottom="0cm" loext:contextual-spacing="false" fo:line-height="200%" fo:text-align="start" style:justify-single-word="false"/>
      <style:text-properties fo:color="#000000" style:font-name="Arial" fo:font-size="10.5pt" fo:font-weight="normal" officeooo:paragraph-rsid="001cc1a8" fo:background-color="transparent" style:font-name-asian="Arial" style:font-weight-asian="normal" style:font-name-complex="Arial" style:font-weight-complex="norm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0.5pt" fo:font-weight="bold" style:font-name-asian="Arial" style:font-name-complex="Arial"/>
    </style:style>
    <style:style style:name="T17" style:family="text">
      <style:text-properties fo:color="#000000" style:font-name="Arial" fo:font-size="10.5pt" fo:font-weight="bold" officeooo:rsid="002ddc41" style:font-name-asian="Arial" style:font-name-complex="Arial"/>
    </style:style>
    <style:style style:name="T18" style:family="text">
      <style:text-properties fo:color="#000000" fo:font-size="11pt" officeooo:rsid="001cc1a8"/>
    </style:style>
    <style:style style:name="T19" style:family="text">
      <style:text-properties fo:color="#000000" fo:font-size="11pt" officeooo:rsid="002069d7"/>
    </style:style>
    <style:style style:name="T20" style:family="text">
      <style:text-properties fo:color="#222222" style:font-name="Arial" fo:font-size="12pt" fo:font-weight="normal" fo:background-color="#ffffff" loext:char-shading-value="0" style:font-name-asian="Arial" style:font-name-complex="Arial"/>
    </style:style>
    <style:style style:name="T21"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2" style:family="text">
      <style:text-properties officeooo:rsid="0015b253"/>
    </style:style>
    <style:style style:name="T23" style:family="text">
      <style:text-properties officeooo:rsid="0017b632"/>
    </style:style>
    <style:style style:name="T24" style:family="text">
      <style:text-properties officeooo:rsid="001b0f0a"/>
    </style:style>
    <style:style style:name="T25" style:family="text">
      <style:text-properties officeooo:rsid="001cc1a8"/>
    </style:style>
    <style:style style:name="T26" style:family="text">
      <style:text-properties fo:font-size="10.5pt"/>
    </style:style>
    <style:style style:name="T27" style:family="text">
      <style:text-properties fo:font-size="10.5pt" officeooo:rsid="001cc1a8"/>
    </style:style>
    <style:style style:name="T28" style:family="text">
      <style:text-properties fo:font-size="10.5pt" officeooo:rsid="0035292b"/>
    </style:style>
    <style:style style:name="T29" style:family="text">
      <style:text-properties officeooo:rsid="001e59be"/>
    </style:style>
    <style:style style:name="T30" style:family="text">
      <style:text-properties officeooo:rsid="001e621e"/>
    </style:style>
    <style:style style:name="T31" style:family="text">
      <style:text-properties officeooo:rsid="001fc7d9"/>
    </style:style>
    <style:style style:name="T32" style:family="text">
      <style:text-properties officeooo:rsid="002069d7"/>
    </style:style>
    <style:style style:name="T33" style:family="text">
      <style:text-properties officeooo:rsid="00224ed1"/>
    </style:style>
    <style:style style:name="T34" style:family="text">
      <style:text-properties officeooo:rsid="001c888f" style:font-weight-asian="bold" style:font-weight-complex="bold"/>
    </style:style>
    <style:style style:name="T35" style:family="text">
      <style:text-properties officeooo:rsid="0035f330" style:font-weight-asian="bold" style:font-weight-complex="bold"/>
    </style:style>
    <style:style style:name="T36" style:family="text">
      <style:text-properties officeooo:rsid="0015b253" style:font-weight-asian="bold" style:font-weight-complex="bold"/>
    </style:style>
    <style:style style:name="T37" style:family="text">
      <style:text-properties officeooo:rsid="0029da29"/>
    </style:style>
    <style:style style:name="T38" style:family="text">
      <style:text-properties officeooo:rsid="002c10fa"/>
    </style:style>
    <style:style style:name="T39" style:family="text">
      <style:text-properties officeooo:rsid="002ddc41"/>
    </style:style>
    <style:style style:name="T40" style:family="text">
      <style:text-properties officeooo:rsid="002e2dc2"/>
    </style:style>
    <style:style style:name="T41" style:family="text">
      <style:text-properties officeooo:rsid="002fa5d8"/>
    </style:style>
    <style:style style:name="T42" style:family="text">
      <style:text-properties officeooo:rsid="003114ac"/>
    </style:style>
    <style:style style:name="T43" style:family="text">
      <style:text-properties officeooo:rsid="0032d1b9"/>
    </style:style>
    <style:style style:name="T44" style:family="text">
      <style:text-properties officeooo:rsid="00347a91"/>
    </style:style>
    <style:style style:name="T45" style:family="text">
      <style:text-properties officeooo:rsid="0035292b"/>
    </style:style>
    <style:style style:name="T46" style:family="text">
      <style:text-properties officeooo:rsid="0035f330"/>
    </style:style>
    <style:style style:name="T47" style:family="text">
      <style:text-properties officeooo:rsid="0036f5c8"/>
    </style:style>
    <style:style style:name="T48" style:family="text">
      <style:text-properties officeooo:rsid="00387923"/>
    </style:style>
    <style:style style:name="T49" style:family="text">
      <style:text-properties officeooo:rsid="003ba52f"/>
    </style:style>
    <style:style style:name="T50" style:family="text">
      <style:text-properties officeooo:rsid="003cc5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7cm" draw:visible-area-height="5.007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89"/>
      <text:p text:style-name="P89"/>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89"/>
      <text:p text:style-name="P89"/>
      <text:p text:style-name="P89"/>
      <text:p text:style-name="P90">Trabalho realizado para nota parcial da <text:s text:c="19"/>disciplina de Desenvolvimento Sistema Corporativo para o professor <text:s/>Petrônio Cândido o <text:s/>no curso de Tecnologia em <text:s/>Análise e Desenvolvimento de Sistemas.</text:p>
      <text:p text:style-name="P89"/>
      <text:p text:style-name="P89"/>
      <text:p text:style-name="P8"/>
      <text:p text:style-name="P4"/>
      <text:p text:style-name="P4">JANUÁRIA – MG</text:p>
      <text:p text:style-name="P4">JUNHO 2017</text:p>
      <text:p text:style-name="P5"><text:soft-page-break/>Índice</text:p>
      <text:p text:style-name="P11"/>
      <text:p text:style-name="P19">1 – Documentação Conceitual ......................................................................... 04</text:p>
      <text:list xml:id="list34789432466229889" text:style-name="L1">
        <text:list-item>
          <text:p text:style-name="P102"><text:span text:style-name="T23">1.1 -</text:span> Minimundo .................................................................................... 04</text:p>
        </text:list-item>
        <text:list-item>
          <text:p text:style-name="P102"><text:span text:style-name="T23">1.2 - </text:span>Objetivos ...................................................................................... 05</text:p>
        </text:list-item>
        <text:list-item>
          <text:p text:style-name="P102"><text:span text:style-name="T23">1.3 - </text:span>Documentos de requisitos ............................................................ 06</text:p>
        </text:list-item>
        <text:list-item>
          <text:p text:style-name="P102"><text:span text:style-name="T23">1.4 - </text:span>Diagramas de pacotes UML ......................................................... 09</text:p>
        </text:list-item>
        <text:list-item>
          <text:p text:style-name="P102"><text:span text:style-name="T23">1.5 -</text:span> Diagramas, documentos de caos de uso e protótipos de telas .... 10</text:p>
        </text:list-item>
      </text:list>
      <text:p text:style-name="P20">2 – Documentação técnica .............................................................................. 19<text:tab/></text:p>
      <text:p text:style-name="P20"><text:tab/>2.1 - Modelo Lógico do Banco de Dados (na 3FN) ……………..…. 19<text:tab/><text:tab/>2.2 – Diagramas de classes …………………………………...….….. 20 <text:tab/></text:p>
      <text:p text:style-name="P20"><text:tab/>2.3 – Descrição da arquitetura do sistema ……………..........……….20</text:p>
      <text:p text:style-name="P20"><text:tab/>2.4 – Diagrama de sequencia …………………………..........………...21</text:p>
      <text:p text:style-name="P19"><text:tab/>3.0 – Controle de verssão………………………………………………..22</text:p>
      <text:p text:style-name="P19"><text:line-break/><text:line-break/><text:span text:style-name="T38">bit.ly/psc_guia</text:span><text:line-break/><text:line-break/><text:line-break/><text:line-break/><text:line-break/><text:line-break/><text:line-break/><text:line-break/><text:line-break/><text:line-break/></text:p>
      <text:p text:style-name="P92"/>
      <text:p text:style-name="P92"/>
      <text:p text:style-name="P92"/>
      <text:p text:style-name="P92"/>
      <text:p text:style-name="P91"/>
      <text:p text:style-name="P91"/>
      <text:p text:style-name="P93"/>
      <text:p text:style-name="P93"><text:soft-page-break/>Documentação Conceitual</text:p>
      <text:p text:style-name="P7"/>
      <text:p text:style-name="P35">Minimundo</text:p>
      <text:p text:style-name="P83"><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43"><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43"> <text:tab/>Os trâmites das compras e seu registro,  geralmente ocorre da seguinte forma: </text:p>
      <text:p text:style-name="P43">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43"> </text:p>
      <text:p text:style-name="P43">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43"> </text:p>
      <text:p text:style-name="P43">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43"> </text:p>
      <text:p text:style-name="P43">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43">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35">Objetivo</text:p>
      <text:p text:style-name="P85">Objetivo geral</text:p>
      <text:p text:style-name="P84">O objetivo geral deste projeto é desenvolver um software capaz de gerenciar <text:s/>e acompanhar o andamento dos processos licitatórios.</text:p>
      <text:p text:style-name="P85">Objetivos específicos</text:p>
      <text:list xml:id="list526338253881788087" text:style-name="L2">
        <text:list-item>
          <text:p text:style-name="P103">Gerenciar solicitações dos setores demandantes.</text:p>
        </text:list-item>
        <text:list-item>
          <text:p text:style-name="P103">Gerenciar o andamento das fases do edital.</text:p>
        </text:list-item>
        <text:list-item>
          <text:p text:style-name="P103">Controlar prazos de entregas de mercadorias e serviços.</text:p>
        </text:list-item>
        <text:list-item>
          <text:p text:style-name="P103">Gerar relatórios gerenciais sobre gastos dos setores.</text:p>
        </text:list-item>
      </text:list>
      <text:p text:style-name="P97"/>
      <text:p text:style-name="P97"/>
      <text:p text:style-name="P97"/>
      <text:p text:style-name="P36"/>
      <text:p text:style-name="P36"/>
      <text:p text:style-name="P36"/>
      <text:p text:style-name="P36"/>
      <text:p text:style-name="P36"><text:soft-page-break/>Documento de Requisitos</text:p>
      <text:p text:style-name="P23">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3">F1 – Controle de acesso dos usuários</text:p>
          </table:table-cell>
          <table:covered-table-cell/>
          <table:covered-table-cell/>
          <table:covered-table-cell/>
        </table:table-row>
        <table:table-row>
          <table:table-cell table:style-name="Table1.A2" table:number-columns-spanned="4" office:value-type="string">
            <text:p text:style-name="P39"><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3">Requisitos não funcionais</text:p>
          </table:table-cell>
          <table:covered-table-cell/>
          <table:covered-table-cell/>
          <table:covered-table-cell/>
        </table:table-row>
        <table:table-row>
          <table:table-cell table:style-name="Table1.A4" office:value-type="string">
            <text:p text:style-name="P23">Nome</text:p>
          </table:table-cell>
          <table:table-cell table:style-name="Table1.A4" office:value-type="string">
            <text:p text:style-name="P23">Restrição</text:p>
          </table:table-cell>
          <table:table-cell table:style-name="Table1.A4" office:value-type="string">
            <text:p text:style-name="P24">Desejável</text:p>
          </table:table-cell>
          <table:table-cell table:style-name="Table1.A1" office:value-type="string">
            <text:p text:style-name="P24">Permanente</text:p>
          </table:table-cell>
        </table:table-row>
        <table:table-row>
          <table:table-cell table:style-name="Table1.A5" office:value-type="string">
            <text:p text:style-name="P21">NF1.1 – Campo login</text:p>
          </table:table-cell>
          <table:table-cell table:style-name="Table1.A5" office:value-type="string">
            <text:p text:style-name="P21">O campo login deverá ser o email</text:p>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2 – Campo senha</text:p>
          </table:table-cell>
          <table:table-cell table:style-name="Table1.A5" office:value-type="string">
            <text:p text:style-name="P72">O campo senha do usuário deve ter no mínimo <text:span text:style-name="T47">8</text:span> caracteres.</text:p>
            <text:p text:style-name="P78"/>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3 – Mensagem de erro</text:p>
          </table:table-cell>
          <table:table-cell table:style-name="Table1.A5" office:value-type="string">
            <text:p text:style-name="P72">Caso as credenciais estejam erradas o sistema deverá mostrar: “Login ou senha incorretos”</text:p>
          </table:table-cell>
          <table:table-cell table:style-name="Table1.A5" office:value-type="string">
            <text:p text:style-name="P22">( )</text:p>
          </table:table-cell>
          <table:table-cell table:style-name="Table1.A2" office:value-type="string">
            <text:p text:style-name="P22">(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3">F2 – Cadastro de setores</text:p>
          </table:table-cell>
          <table:covered-table-cell/>
          <table:covered-table-cell/>
          <table:covered-table-cell/>
        </table:table-row>
        <table:table-row>
          <table:table-cell table:style-name="Table2.A2" table:number-columns-spanned="4" office:value-type="string">
            <text:p text:style-name="P39"><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3">Requisitos não funcionais</text:p>
          </table:table-cell>
          <table:covered-table-cell/>
          <table:covered-table-cell/>
          <table:covered-table-cell/>
        </table:table-row>
        <table:table-row>
          <table:table-cell table:style-name="Table2.A4" office:value-type="string">
            <text:p text:style-name="P23">Nome</text:p>
          </table:table-cell>
          <table:table-cell table:style-name="Table2.A4" office:value-type="string">
            <text:p text:style-name="P23">Restrição</text:p>
          </table:table-cell>
          <table:table-cell table:style-name="Table2.A4" office:value-type="string">
            <text:p text:style-name="P24">Desejável</text:p>
          </table:table-cell>
          <table:table-cell table:style-name="Table2.A1" office:value-type="string">
            <text:p text:style-name="P24">Permanente</text:p>
          </table:table-cell>
        </table:table-row>
        <table:table-row>
          <table:table-cell table:style-name="Table2.A5" office:value-type="string">
            <text:p text:style-name="P21">NF2.1 – Campo nome do setor</text:p>
          </table:table-cell>
          <table:table-cell table:style-name="Table2.A5" office:value-type="string">
            <text:p text:style-name="P21">O campo nome do setor deve ter no mínimo 3 caracteres</text:p>
          </table:table-cell>
          <table:table-cell table:style-name="Table2.A5" office:value-type="string">
            <text:p text:style-name="P22">( )</text:p>
          </table:table-cell>
          <table:table-cell table:style-name="Table2.A2" office:value-type="string">
            <text:p text:style-name="P22">(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3">F3 – Cadastro de funcionários/usuários</text:p>
          </table:table-cell>
          <table:covered-table-cell/>
          <table:covered-table-cell/>
          <table:covered-table-cell/>
        </table:table-row>
        <table:table-row>
          <table:table-cell table:style-name="Table3.A2" table:number-columns-spanned="4" office:value-type="string">
            <text:p text:style-name="P39"><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3">Requisitos não funcionais</text:p>
          </table:table-cell>
          <table:covered-table-cell/>
          <table:covered-table-cell/>
          <table:covered-table-cell/>
        </table:table-row>
        <table:table-row>
          <table:table-cell table:style-name="Table3.A4" office:value-type="string">
            <text:p text:style-name="P23">Nome</text:p>
          </table:table-cell>
          <table:table-cell table:style-name="Table3.A4" office:value-type="string">
            <text:p text:style-name="P23">Restrição</text:p>
          </table:table-cell>
          <table:table-cell table:style-name="Table3.A4" office:value-type="string">
            <text:p text:style-name="P24">Desejável</text:p>
          </table:table-cell>
          <table:table-cell table:style-name="Table3.A1" office:value-type="string">
            <text:p text:style-name="P24">Permanente</text:p>
          </table:table-cell>
        </table:table-row>
        <table:table-row>
          <table:table-cell table:style-name="Table3.A5" office:value-type="string">
            <text:p text:style-name="P21">NF3.1 – Campo nome do funcionário</text:p>
          </table:table-cell>
          <table:table-cell table:style-name="Table3.A5" office:value-type="string">
            <text:p text:style-name="P21">O campo nome do funcionário deve ter no mínimo 3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2 – Email de acesso</text:p>
          </table:table-cell>
          <table:table-cell table:style-name="Table3.A5" office:value-type="string">
            <text:p text:style-name="P21">O campo email de acesso deve ser validade para que tenha o formato correto</text:p>
          </table:table-cell>
          <table:table-cell table:style-name="Table3.A5" office:value-type="string">
            <text:p text:style-name="P22">( )</text:p>
          </table:table-cell>
          <table:table-cell table:style-name="Table3.A2" office:value-type="string">
            <text:p text:style-name="P22">( X )</text:p>
          </table:table-cell>
        </table:table-row>
        <text:soft-page-break/>
        <table:table-row>
          <table:table-cell table:style-name="Table3.A5" office:value-type="string">
            <text:p text:style-name="P21">NF3.3 – Senha de acesso</text:p>
          </table:table-cell>
          <table:table-cell table:style-name="Table3.A5" office:value-type="string">
            <text:p text:style-name="P21">O campo senha de acesso do funcionário deve ter no mínimo 6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4 – Setor vinculado</text:p>
          </table:table-cell>
          <table:table-cell table:style-name="Table3.A5" office:value-type="string">
            <text:p text:style-name="P21">Deverá selecionar qual setor o funcionário pertence</text:p>
          </table:table-cell>
          <table:table-cell table:style-name="Table3.A5" office:value-type="string">
            <text:p text:style-name="P22">( )</text:p>
          </table:table-cell>
          <table:table-cell table:style-name="Table3.A2" office:value-type="string">
            <text:p text:style-name="P22">(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3">F4 – Cadastro de fornecedores</text:p>
          </table:table-cell>
          <table:covered-table-cell/>
          <table:covered-table-cell/>
          <table:covered-table-cell/>
        </table:table-row>
        <table:table-row>
          <table:table-cell table:style-name="Table4.A2" table:number-columns-spanned="4" office:value-type="string">
            <text:p text:style-name="P39"><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3">Requisitos não funcionais</text:p>
          </table:table-cell>
          <table:covered-table-cell/>
          <table:covered-table-cell/>
          <table:covered-table-cell/>
        </table:table-row>
        <table:table-row>
          <table:table-cell table:style-name="Table4.A4" office:value-type="string">
            <text:p text:style-name="P23">Nome</text:p>
          </table:table-cell>
          <table:table-cell table:style-name="Table4.A4" office:value-type="string">
            <text:p text:style-name="P23">Restrição</text:p>
          </table:table-cell>
          <table:table-cell table:style-name="Table4.A4" office:value-type="string">
            <text:p text:style-name="P24">Desejável</text:p>
          </table:table-cell>
          <table:table-cell table:style-name="Table4.A1" office:value-type="string">
            <text:p text:style-name="P24">Permanente</text:p>
          </table:table-cell>
        </table:table-row>
        <table:table-row>
          <table:table-cell table:style-name="Table4.A5" office:value-type="string">
            <text:p text:style-name="P21">NF4.1 – Campo nome do fornecedor</text:p>
          </table:table-cell>
          <table:table-cell table:style-name="Table4.A5" office:value-type="string">
            <text:p text:style-name="P21">O campo nome do funcionário deve ter no mínimo 3 caracteres</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2 – Email do fornecedor</text:p>
          </table:table-cell>
          <table:table-cell table:style-name="Table4.A5" office:value-type="string">
            <text:p text:style-name="P21">O campo email de acesso deve ser validade para que tenha o formato correto</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3 – CNPJ do fornecedor</text:p>
          </table:table-cell>
          <table:table-cell table:style-name="Table4.A5" office:value-type="string">
            <text:p text:style-name="P21">Deve ser validado para que não insira um CNPJ incorreto </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4 – Endereço</text:p>
          </table:table-cell>
          <table:table-cell table:style-name="Table4.A5" office:value-type="string">
            <text:p text:style-name="P21">Deverá possuir todos os campos que compõe o endereço, como: logradouro, número, complemento, bairro, cidade, país e cep.</text:p>
          </table:table-cell>
          <table:table-cell table:style-name="Table4.A5" office:value-type="string">
            <text:p text:style-name="P22">( )</text:p>
          </table:table-cell>
          <table:table-cell table:style-name="Table4.A2" office:value-type="string">
            <text:p text:style-name="P22">(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3">F6 – Cadastro de produtos</text:p>
          </table:table-cell>
          <table:covered-table-cell/>
          <table:covered-table-cell/>
          <table:covered-table-cell/>
        </table:table-row>
        <table:table-row>
          <table:table-cell table:style-name="Table5.A2" table:number-columns-spanned="4" office:value-type="string">
            <text:p text:style-name="P39"><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3">Requisitos não funcionais</text:p>
          </table:table-cell>
          <table:covered-table-cell/>
          <table:covered-table-cell/>
          <table:covered-table-cell/>
        </table:table-row>
        <table:table-row>
          <table:table-cell table:style-name="Table5.A4" office:value-type="string">
            <text:p text:style-name="P23">Nome</text:p>
          </table:table-cell>
          <table:table-cell table:style-name="Table5.A4" office:value-type="string">
            <text:p text:style-name="P23">Restrição</text:p>
          </table:table-cell>
          <table:table-cell table:style-name="Table5.A4" office:value-type="string">
            <text:p text:style-name="P24">Desejável</text:p>
          </table:table-cell>
          <table:table-cell table:style-name="Table5.A1" office:value-type="string">
            <text:p text:style-name="P24">Permanente</text:p>
          </table:table-cell>
        </table:table-row>
        <table:table-row>
          <table:table-cell table:style-name="Table5.A5" office:value-type="string">
            <text:p text:style-name="P21">NF6.1 – Campo nome do produto</text:p>
          </table:table-cell>
          <table:table-cell table:style-name="Table5.A5" office:value-type="string">
            <text:p text:style-name="P21">O campo nome do funcionário deve ter no mínimo 3 caracteres</text:p>
          </table:table-cell>
          <table:table-cell table:style-name="Table5.A5" office:value-type="string">
            <text:p text:style-name="P22">( )</text:p>
          </table:table-cell>
          <table:table-cell table:style-name="Table5.A2" office:value-type="string">
            <text:p text:style-name="P22">( X )</text:p>
          </table:table-cell>
        </table:table-row>
        <table:table-row>
          <table:table-cell table:style-name="Table5.A5" office:value-type="string">
            <text:p text:style-name="P21">NF6.2 – CATMAT</text:p>
          </table:table-cell>
          <table:table-cell table:style-name="Table5.A5" office:value-type="string">
            <text:p text:style-name="P21">Deverá informar o catmat do produto como está cadastrado no portal do governo</text:p>
          </table:table-cell>
          <table:table-cell table:style-name="Table5.A5" office:value-type="string">
            <text:p text:style-name="P22">( )</text:p>
          </table:table-cell>
          <table:table-cell table:style-name="Table5.A2" office:value-type="string">
            <text:p text:style-name="P22">(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3">F7 – Cadastro de pregões</text:p>
          </table:table-cell>
          <table:covered-table-cell/>
          <table:covered-table-cell/>
          <table:covered-table-cell/>
        </table:table-row>
        <table:table-row>
          <table:table-cell table:style-name="Table6.A2" table:number-columns-spanned="4" office:value-type="string">
            <text:p text:style-name="P39"><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3">Requisitos não funcionais</text:p>
          </table:table-cell>
          <table:covered-table-cell/>
          <table:covered-table-cell/>
          <table:covered-table-cell/>
        </table:table-row>
        <table:table-row>
          <table:table-cell table:style-name="Table6.A4" office:value-type="string">
            <text:p text:style-name="P23">Nome</text:p>
          </table:table-cell>
          <table:table-cell table:style-name="Table6.A4" office:value-type="string">
            <text:p text:style-name="P23">Restrição</text:p>
          </table:table-cell>
          <table:table-cell table:style-name="Table6.A4" office:value-type="string">
            <text:p text:style-name="P24">Desejável</text:p>
          </table:table-cell>
          <table:table-cell table:style-name="Table6.A1" office:value-type="string">
            <text:p text:style-name="P24">Permanente</text:p>
          </table:table-cell>
        </table:table-row>
        <table:table-row>
          <table:table-cell table:style-name="Table6.A5" office:value-type="string">
            <text:p text:style-name="P21">NF7.1 – Cadastrar itens do pregão</text:p>
          </table:table-cell>
          <table:table-cell table:style-name="Table6.A5" office:value-type="string">
            <text:p text:style-name="P21">Deverá ter a opção para cadastrar os itens do pregão, buscando os produtos já previamente cadastrados no sistema</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2 – Lançar fornecedores vencedores</text:p>
          </table:table-cell>
          <table:table-cell table:style-name="Table6.A5" office:value-type="string">
            <text:p text:style-name="P21">Deverá informar campos do tipo select para informar os vencedores do pregão</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3 – Prazo de entrega</text:p>
          </table:table-cell>
          <table:table-cell table:style-name="Table6.A5" office:value-type="string">
            <text:p text:style-name="P21">Deverá ter um campo do tipo numérico para informar a quantidade de dias de entrega dos produtos licitados</text:p>
          </table:table-cell>
          <table:table-cell table:style-name="Table6.A5" office:value-type="string">
            <text:p text:style-name="P22">( )</text:p>
          </table:table-cell>
          <table:table-cell table:style-name="Table6.A2" office:value-type="string">
            <text:p text:style-name="P22">(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3">F8 – Empenho</text:p>
          </table:table-cell>
          <table:covered-table-cell/>
          <table:covered-table-cell/>
          <table:covered-table-cell/>
        </table:table-row>
        <table:table-row>
          <table:table-cell table:style-name="Table7.A2" table:number-columns-spanned="4" office:value-type="string">
            <text:p text:style-name="P39"><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3">Requisitos não funcionais</text:p>
          </table:table-cell>
          <table:covered-table-cell/>
          <table:covered-table-cell/>
          <table:covered-table-cell/>
        </table:table-row>
        <table:table-row>
          <table:table-cell table:style-name="Table7.A4" office:value-type="string">
            <text:p text:style-name="P23">Nome</text:p>
          </table:table-cell>
          <table:table-cell table:style-name="Table7.A4" office:value-type="string">
            <text:p text:style-name="P23">Restrição</text:p>
          </table:table-cell>
          <table:table-cell table:style-name="Table7.A4" office:value-type="string">
            <text:p text:style-name="P24">Desejável</text:p>
          </table:table-cell>
          <table:table-cell table:style-name="Table7.A1" office:value-type="string">
            <text:p text:style-name="P24">Permanente</text:p>
          </table:table-cell>
        </table:table-row>
        <table:table-row>
          <table:table-cell table:style-name="Table7.A5" office:value-type="string">
            <text:p text:style-name="P21">NF8.1 – Número da nota de emprenho</text:p>
          </table:table-cell>
          <table:table-cell table:style-name="Table7.A5" office:value-type="string">
            <text:p text:style-name="P21">Deverá ter um campo do tipo numérico para informar o número da nota de empenho</text:p>
          </table:table-cell>
          <table:table-cell table:style-name="Table7.A5" office:value-type="string">
            <text:p text:style-name="P22">( )</text:p>
          </table:table-cell>
          <table:table-cell table:style-name="Table7.A2" office:value-type="string">
            <text:p text:style-name="P22">(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3">F9 – Pagamento</text:p>
          </table:table-cell>
          <table:covered-table-cell/>
          <table:covered-table-cell/>
          <table:covered-table-cell/>
        </table:table-row>
        <table:table-row>
          <table:table-cell table:style-name="Table8.A2" table:number-columns-spanned="4" office:value-type="string">
            <text:p text:style-name="P39"><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3">Requisitos não funcionais</text:p>
          </table:table-cell>
          <table:covered-table-cell/>
          <table:covered-table-cell/>
          <table:covered-table-cell/>
        </table:table-row>
        <table:table-row>
          <table:table-cell table:style-name="Table8.A4" office:value-type="string">
            <text:p text:style-name="P23">Nome</text:p>
          </table:table-cell>
          <table:table-cell table:style-name="Table8.A4" office:value-type="string">
            <text:p text:style-name="P23">Restrição</text:p>
          </table:table-cell>
          <table:table-cell table:style-name="Table8.A4" office:value-type="string">
            <text:p text:style-name="P24">Desejável</text:p>
          </table:table-cell>
          <table:table-cell table:style-name="Table8.A1" office:value-type="string">
            <text:p text:style-name="P24">Permanente</text:p>
          </table:table-cell>
        </table:table-row>
        <table:table-row>
          <table:table-cell table:style-name="Table8.A5" office:value-type="string">
            <text:p text:style-name="P21">NF9.1 – Número do pagamento</text:p>
          </table:table-cell>
          <table:table-cell table:style-name="Table8.A5" office:value-type="string">
            <text:p text:style-name="P21">Deverá ter um campo do tipo numérico para informar o número do pagamento</text:p>
          </table:table-cell>
          <table:table-cell table:style-name="Table8.A5" office:value-type="string">
            <text:p text:style-name="P22">( )</text:p>
          </table:table-cell>
          <table:table-cell table:style-name="Table8.A2" office:value-type="string">
            <text:p text:style-name="P22">( X )</text:p>
          </table:table-cell>
        </table:table-row>
        <table:table-row>
          <table:table-cell table:style-name="Table8.A5" office:value-type="string">
            <text:p text:style-name="P21">NF9.1 – Data do pagamento</text:p>
          </table:table-cell>
          <table:table-cell table:style-name="Table8.A5" office:value-type="string">
            <text:p text:style-name="P21">Deverá ter um campo do tipo Date para informar a <text:soft-page-break/>data do pagamento</text:p>
          </table:table-cell>
          <table:table-cell table:style-name="Table8.A5" office:value-type="string">
            <text:p text:style-name="P22">( )</text:p>
          </table:table-cell>
          <table:table-cell table:style-name="Table8.A2" office:value-type="string">
            <text:p text:style-name="P22">(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3">F10 – Notificação ao fornecedor</text:p>
          </table:table-cell>
          <table:covered-table-cell/>
          <table:covered-table-cell/>
          <table:covered-table-cell/>
        </table:table-row>
        <table:table-row>
          <table:table-cell table:style-name="Table9.A2" table:number-columns-spanned="4" office:value-type="string">
            <text:p text:style-name="P39"><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3">Requisitos não funcionais</text:p>
          </table:table-cell>
          <table:covered-table-cell/>
          <table:covered-table-cell/>
          <table:covered-table-cell/>
        </table:table-row>
        <table:table-row>
          <table:table-cell table:style-name="Table9.A4" office:value-type="string">
            <text:p text:style-name="P23">Nome</text:p>
          </table:table-cell>
          <table:table-cell table:style-name="Table9.A4" office:value-type="string">
            <text:p text:style-name="P23">Restrição</text:p>
          </table:table-cell>
          <table:table-cell table:style-name="Table9.A4" office:value-type="string">
            <text:p text:style-name="P24">Desejável</text:p>
          </table:table-cell>
          <table:table-cell table:style-name="Table9.A1" office:value-type="string">
            <text:p text:style-name="P24">Permanente</text:p>
          </table:table-cell>
        </table:table-row>
        <table:table-row>
          <table:table-cell table:style-name="Table9.A5" office:value-type="string">
            <text:p text:style-name="P21">NF10.1 – Observações</text:p>
          </table:table-cell>
          <table:table-cell table:style-name="Table9.A5" office:value-type="string">
            <text:p text:style-name="P21">Deverá ter um campo de texto para o funcionário escrever as observações.</text:p>
          </table:table-cell>
          <table:table-cell table:style-name="Table9.A5" office:value-type="string">
            <text:p text:style-name="P22">( )</text:p>
          </table:table-cell>
          <table:table-cell table:style-name="Table9.A2" office:value-type="string">
            <text:p text:style-name="P22">(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3">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9"><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3">Requisitos não funcionais</text:p>
          </table:table-cell>
          <table:covered-table-cell/>
          <table:covered-table-cell/>
          <table:covered-table-cell/>
        </table:table-row>
        <table:table-row>
          <table:table-cell table:style-name="Table10.A4" office:value-type="string">
            <text:p text:style-name="P23">Nome</text:p>
          </table:table-cell>
          <table:table-cell table:style-name="Table10.A4" office:value-type="string">
            <text:p text:style-name="P23">Restrição</text:p>
          </table:table-cell>
          <table:table-cell table:style-name="Table10.A4" office:value-type="string">
            <text:p text:style-name="P24">Desejável</text:p>
          </table:table-cell>
          <table:table-cell table:style-name="Table10.A1" office:value-type="string">
            <text:p text:style-name="P24">Permanente</text:p>
          </table:table-cell>
        </table:table-row>
        <table:table-row>
          <table:table-cell table:style-name="Table10.A5" office:value-type="string">
            <text:p text:style-name="P21">NF11.1 – Gráfico</text:p>
          </table:table-cell>
          <table:table-cell table:style-name="Table10.A5" office:value-type="string">
            <text:p text:style-name="P21">O sistema deverá mostrar o gráfico comparativo de gastos.</text:p>
          </table:table-cell>
          <table:table-cell table:style-name="Table10.A5" office:value-type="string">
            <text:p text:style-name="P22">( )</text:p>
          </table:table-cell>
          <table:table-cell table:style-name="Table10.A2" office:value-type="string">
            <text:p text:style-name="P22">( X )</text:p>
          </table:table-cell>
        </table:table-row>
      </table:table>
      <text:p text:style-name="P35"/>
      <text:p text:style-name="P35"/>
      <text:p text:style-name="P35"/>
      <text:p text:style-name="P35"/>
      <text:p text:style-name="P35"/>
      <text:p text:style-name="P35"/>
      <text:p text:style-name="P35"/>
      <text:p text:style-name="P35"/>
      <text:p text:style-name="P35"><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98"/>
      <text:p text:style-name="P35">Diagramas e documentos de casos de uso </text:p>
      <text:p text:style-name="P100"/>
      <text:p text:style-name="P100"/>
      <text:p text:style-name="P100"/>
      <text:p text:style-name="P100"/>
      <text:p text:style-name="P100"/>
      <text:p text:style-name="P100"/>
      <text:p text:style-name="P100"/>
      <text:p text:style-name="P99"><text:soft-page-break/><text:span text:style-name="T9">Diagrama de contexto</text:span><text:span text:style-name="T9"><draw:frame draw:style-name="fr4" draw:name="4" text:anchor-type="as-char" svg:width="15.002cm" style:rel-width="scale" svg:height="13.97cm" style:rel-height="scale" draw:z-index="15"><draw:object-ole xlink:href="./Object 1" xlink:type="simple" xlink:show="embed" xlink:actuate="onLoad"/><draw:image xlink:href="./ObjectReplacements/Object 1" xlink:type="simple" xlink:show="embed" xlink:actuate="onLoad"/></draw:frame></text:span></text:p>
      <text:p text:style-name="P101"/>
      <text:p text:style-name="P101"/>
      <text:p text:style-name="P101"/>
      <text:p text:style-name="P101"/>
      <text:p text:style-name="P101"/>
      <text:p text:style-name="P101"/>
      <text:p text:style-name="P101"><text:soft-page-break/></text:p>
      <text:p text:style-name="P30">UC1.0 – Gestão de setores</text:p>
      <text:p text:style-name="P30"><draw:frame draw:style-name="fr1" draw:name="Image9" text:anchor-type="paragraph" svg:width="17cm" svg:height="10.134cm" draw:z-index="14"><draw:image xlink:href="Pictures/100000000000036A00000209E48B0D0C01F283AF.png" xlink:type="simple" xlink:show="embed" xlink:actuate="onLoad"/></draw:frame></text:p>
      <text:p text:style-name="P34"><text:span text:style-name="T16">UC 1.1 –Cadastrar </text:span><text:span text:style-name="T17">e Editar S</text:span><text:span text:style-name="T16">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UC1.1 – Cadastr<text:span text:style-name="T41">o</text:span> <text:span text:style-name="T39">e Edição de <text:s/></text:span>Setores</text:p>
          </table:table-cell>
          <table:covered-table-cell/>
          <table:covered-table-cell/>
        </table:table-row>
        <table:table-row table:style-name="Table11.1">
          <table:table-cell table:style-name="Table11.A2" office:value-type="string">
            <text:p text:style-name="P44">Pré - Condições</text:p>
          </table:table-cell>
          <table:table-cell table:style-name="Table11.B2" office:value-type="string">
            <text:p text:style-name="P48">PC1</text:p>
          </table:table-cell>
          <table:table-cell table:style-name="Table11.C2" office:value-type="string">
            <text:p text:style-name="P48">O Administrador deve estar logado no sistema [UC2.4]</text:p>
          </table:table-cell>
        </table:table-row>
        <table:table-row table:style-name="Table11.3">
          <table:table-cell table:style-name="Table11.A2" office:value-type="string">
            <text:p text:style-name="P44">Atores Envolvidos</text:p>
          </table:table-cell>
          <table:table-cell table:style-name="Table11.C2" table:number-columns-spanned="2" office:value-type="string">
            <text:p text:style-name="P48">Administrador</text:p>
          </table:table-cell>
          <table:covered-table-cell/>
        </table:table-row>
        <table:table-row table:style-name="Table11.1">
          <table:table-cell table:style-name="Table11.A2" table:number-rows-spanned="5" office:value-type="string">
            <text:p text:style-name="P44">Fluxo Principal</text:p>
          </table:table-cell>
          <table:table-cell table:style-name="Table11.B2" office:value-type="string">
            <text:p text:style-name="P48">FP1</text:p>
          </table:table-cell>
          <table:table-cell table:style-name="Table11.C2" office:value-type="string">
            <text:p text:style-name="P48">O administrado<text:span text:style-name="T39">r</text:span> preencherá o campos nome;</text:p>
          </table:table-cell>
        </table:table-row>
        <table:table-row table:style-name="Table11.1">
          <table:covered-table-cell/>
          <table:table-cell table:style-name="Table11.B2" office:value-type="string">
            <text:p text:style-name="P48">FP2</text:p>
          </table:table-cell>
          <table:table-cell table:style-name="Table11.C2" office:value-type="string">
            <text:p text:style-name="P48">Para salvar o setor o Administrador deverá clicar no botão Salvar;</text:p>
          </table:table-cell>
        </table:table-row>
        <table:table-row table:style-name="Table11.1">
          <table:covered-table-cell/>
          <table:table-cell table:style-name="Table11.B2" office:value-type="string">
            <text:p text:style-name="P48">FP3</text:p>
          </table:table-cell>
          <table:table-cell table:style-name="Table11.C2" office:value-type="string">
            <text:p text:style-name="P48">O sistema emitirá <text:span text:style-name="T40">a </text:span>mensagem de confirmação “<text:span text:style-name="T40">Deseja realmente salvar o registro?</text:span>”;</text:p>
          </table:table-cell>
        </table:table-row>
        <table:table-row table:style-name="Table11.1">
          <table:covered-table-cell/>
          <table:table-cell table:style-name="Table11.B2" office:value-type="string">
            <text:p text:style-name="P48">FP4</text:p>
          </table:table-cell>
          <table:table-cell table:style-name="Table11.C2" office:value-type="string">
            <text:p text:style-name="P48"><text:span text:style-name="T40">O</text:span> Administrador confirm<text:span text:style-name="T40">ará</text:span> a mensagem, clicando no botão OK, <text:span text:style-name="T40">e </text:span>o sistema salvará <text:span text:style-name="T40">o registro</text:span> no banco de dados;</text:p>
          </table:table-cell>
        </table:table-row>
        <table:table-row table:style-name="Table11.1">
          <table:covered-table-cell/>
          <table:table-cell table:style-name="Table11.B2" office:value-type="string">
            <text:p text:style-name="P48">FP5</text:p>
          </table:table-cell>
          <table:table-cell table:style-name="Table11.C2" office:value-type="string">
            <text:p text:style-name="P48">O sistema emitirá a mensagem “Registro salvo com sucesso!”</text:p>
          </table:table-cell>
        </table:table-row>
        <table:table-row table:style-name="Table11.1">
          <table:table-cell table:style-name="Table11.A2" table:number-rows-spanned="4" office:value-type="string">
            <text:p text:style-name="P44">Fluxos Alternativos</text:p>
          </table:table-cell>
          <table:table-cell table:style-name="Table11.B2" office:value-type="string">
            <text:p text:style-name="P48">FA1</text:p>
          </table:table-cell>
          <table:table-cell table:style-name="Table11.C2" office:value-type="string">
            <text:p text:style-name="P48">Se o setor já estiver salv<text:span text:style-name="T40">o</text:span> no banco de dados o sistema salvará as modificações realizadas no registro.</text:p>
          </table:table-cell>
        </table:table-row>
        <table:table-row table:style-name="Table11.1">
          <table:covered-table-cell/>
          <table:table-cell table:style-name="Table11.B2" office:value-type="string">
            <text:p text:style-name="P48">FA2</text:p>
          </table:table-cell>
          <table:table-cell table:style-name="Table11.C2" office:value-type="string">
            <text:p text:style-name="P48">Se o Administrador clicar no botão Cancelar todas as alterações não salvas serão descartadas, <text:span text:style-name="T40">e ele retornará para a Tela Busca de Setores</text:span>. <text:s/></text:p>
          </table:table-cell>
        </table:table-row>
        <table:table-row table:style-name="Table11.1">
          <table:covered-table-cell/>
          <table:table-cell table:style-name="Table11.B2" office:value-type="string">
            <text:p text:style-name="P48">FA3</text:p>
          </table:table-cell>
          <table:table-cell table:style-name="Table11.C2" office:value-type="string">
            <text:p text:style-name="P48">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48">FA4</text:p>
          </table:table-cell>
          <table:table-cell table:style-name="Table11.C2" office:value-type="string">
            <text:p text:style-name="P48">Se o Administrador não tiver preenchido algum dos campos <text:span text:style-name="T40">obrigatórios </text:span>do formulário o sistema emitirá a mensagem “<text:span text:style-name="T40">Campos de preenchimento </text:span>obrigatório <text:span text:style-name="T40">vazios!</text:span>” e não procederá com o salvamento do registro</text:p>
          </table:table-cell>
        </table:table-row>
        <text:soft-page-break/>
        <table:table-row table:style-name="Table11.1">
          <table:table-cell table:style-name="Table11.A2" office:value-type="string">
            <text:p text:style-name="P44">Regras de Negócio</text:p>
          </table:table-cell>
          <table:table-cell table:style-name="Table11.B2" office:value-type="string">
            <text:p text:style-name="P48">RN1</text:p>
          </table:table-cell>
          <table:table-cell table:style-name="Table11.C2" office:value-type="string">
            <text:p text:style-name="P48">O nome do setor não pode ter menos do que <text:s/><text:span text:style-name="T40">1 </text:span>caracter;</text:p>
          </table:table-cell>
        </table:table-row>
        <table:table-row>
          <table:table-cell table:style-name="Table11.A2" office:value-type="string">
            <text:p text:style-name="P44">Pós Condições</text:p>
          </table:table-cell>
          <table:table-cell table:style-name="Table11.B2" office:value-type="string">
            <text:p text:style-name="P48">PC1</text:p>
          </table:table-cell>
          <table:table-cell table:style-name="Table11.C2" office:value-type="string">
            <text:p text:style-name="P48">O <text:span text:style-name="T43">S</text:span>etor deverá estar salvo no banco de dados</text:p>
          </table:table-cell>
        </table:table-row>
        <table:table-row table:style-name="Table11.1">
          <table:table-cell table:style-name="Table11.A2" office:value-type="string">
            <text:p text:style-name="P44">Casos de Uso Afetados</text:p>
          </table:table-cell>
          <table:table-cell table:style-name="Table11.C2" table:number-columns-spanned="2" office:value-type="string">
            <text:p text:style-name="P48">UC1.<text:span text:style-name="T40">0</text:span></text:p>
          </table:table-cell>
          <table:covered-table-cell/>
        </table:table-row>
      </table:table>
      <text:p text:style-name="P11"/>
      <text:p text:style-name="P26">Protótipo da tela de <text:span text:style-name="T50">Cadastro e Edição de Setores</text:span></text:p>
      <text:p text:style-name="P33"><draw:frame draw:style-name="fr2" draw:name="Image2" text:anchor-type="paragraph" svg:width="17cm" svg:height="5.68cm" draw:z-index="9"><draw:image xlink:href="Pictures/10000201000003250000010D51904A7FF9E13464.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9"><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44">Pré - Condições</text:p>
          </table:table-cell>
          <table:table-cell table:style-name="Table12.B2" office:value-type="string">
            <text:p text:style-name="P48">PC1</text:p>
          </table:table-cell>
          <table:table-cell table:style-name="Table12.C2" office:value-type="string">
            <text:p text:style-name="P48">O Administrador deve estar logado no sistema [UC2.4]</text:p>
          </table:table-cell>
        </table:table-row>
        <table:table-row table:style-name="Table12.3">
          <table:table-cell table:style-name="Table12.A2" office:value-type="string">
            <text:p text:style-name="P44">Atores Envolvidos</text:p>
          </table:table-cell>
          <table:table-cell table:style-name="Table12.C2" table:number-columns-spanned="2" office:value-type="string">
            <text:p text:style-name="P48">Administrador</text:p>
          </table:table-cell>
          <table:covered-table-cell/>
        </table:table-row>
        <table:table-row table:style-name="Table12.1">
          <table:table-cell table:style-name="Table12.A2" table:number-rows-spanned="3" office:value-type="string">
            <text:p text:style-name="P44">Fluxo Principal</text:p>
          </table:table-cell>
          <table:table-cell table:style-name="Table12.B2" office:value-type="string">
            <text:p text:style-name="P48">FP1</text:p>
          </table:table-cell>
          <table:table-cell table:style-name="Table12.C2" office:value-type="string">
            <text:p text:style-name="P48">O administrador preencherá o campo nome;</text:p>
          </table:table-cell>
        </table:table-row>
        <table:table-row table:style-name="Table12.1">
          <table:covered-table-cell/>
          <table:table-cell table:style-name="Table12.B2" office:value-type="string">
            <text:p text:style-name="P48">FP2</text:p>
          </table:table-cell>
          <table:table-cell table:style-name="Table12.C2" office:value-type="string">
            <text:p text:style-name="P48">Para buscar o setor o Administrador deverá clicar no botão Buscar;</text:p>
          </table:table-cell>
        </table:table-row>
        <table:table-row table:style-name="Table12.1">
          <table:covered-table-cell/>
          <table:table-cell table:style-name="Table12.B2" office:value-type="string">
            <text:p text:style-name="P48">FP3</text:p>
          </table:table-cell>
          <table:table-cell table:style-name="Table12.C2" office:value-type="string">
            <text:p text:style-name="P48">O sistema listará todos os resultados encontrados.</text:p>
          </table:table-cell>
        </table:table-row>
        <table:table-row table:style-name="Table12.1">
          <table:table-cell table:style-name="Table12.A2" table:number-rows-spanned="3" office:value-type="string">
            <text:p text:style-name="P44">Fluxos Alternativos</text:p>
          </table:table-cell>
          <table:table-cell table:style-name="Table12.B2" office:value-type="string">
            <text:p text:style-name="P48">FA1</text:p>
          </table:table-cell>
          <table:table-cell table:style-name="Table12.C2" office:value-type="string">
            <text:p text:style-name="P53"><text:bookmark-start text:name="__DdeLink__3264_883659474"/>Se o Administrador clicar no botão <text:span text:style-name="T41">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48">FA2</text:p>
          </table:table-cell>
          <table:table-cell table:style-name="Table12.C2" office:value-type="string">
            <text:p text:style-name="P53">Se o Administrador clicar <text:span text:style-name="T41">em uma das listagens e </text:span>no botão <text:span text:style-name="T41">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48">FA<text:span text:style-name="T41">3</text:span></text:p>
          </table:table-cell>
          <table:table-cell table:style-name="Table12.C2" office:value-type="string">
            <text:p text:style-name="P48">Se o Administrador não tiver preenchido o campo Nome o sistema listará todos os Setores.</text:p>
          </table:table-cell>
        </table:table-row>
        <table:table-row table:style-name="Table12.1">
          <table:table-cell table:style-name="Table12.A2" office:value-type="string">
            <text:p text:style-name="P44">Regras de Negócio</text:p>
          </table:table-cell>
          <table:table-cell table:style-name="Table12.B2" office:value-type="string">
            <text:p text:style-name="P78"/>
          </table:table-cell>
          <table:table-cell table:style-name="Table12.C2" office:value-type="string">
            <text:p text:style-name="P72">NDA</text:p>
          </table:table-cell>
        </table:table-row>
        <table:table-row>
          <table:table-cell table:style-name="Table12.A2" office:value-type="string">
            <text:p text:style-name="P44">Pós Condições</text:p>
          </table:table-cell>
          <table:table-cell table:style-name="Table12.B2" office:value-type="string">
            <text:p text:style-name="P72">PC1</text:p>
          </table:table-cell>
          <table:table-cell table:style-name="Table12.C2" office:value-type="string">
            <text:p text:style-name="P72"><text:s/>O administrador poderá estar na tel<text:span text:style-name="T41">a</text:span> <text:span text:style-name="T41">Edição de</text:span> Setor<text:span text:style-name="T41">es</text:span></text:p>
          </table:table-cell>
        </table:table-row>
        <table:table-row table:style-name="Table12.1">
          <table:table-cell table:style-name="Table12.A2" office:value-type="string">
            <text:p text:style-name="P44">Casos de Uso Afetados</text:p>
          </table:table-cell>
          <table:table-cell table:style-name="Table12.C2" table:number-columns-spanned="2" office:value-type="string">
            <text:p text:style-name="P76">NDA.</text:p>
          </table:table-cell>
          <table:covered-table-cell/>
        </table:table-row>
      </table:table>
      <text:p text:style-name="P11"/>
      <text:p text:style-name="P26">Protótipo da tela de Buscar <text:span text:style-name="T41">de </text:span>Setores</text:p>
      <text:p text:style-name="P32"><draw:frame draw:style-name="fr3" draw:name="Image5" text:anchor-type="paragraph" svg:width="17cm" svg:height="7.285cm" draw:z-index="10"><draw:image xlink:href="Pictures/1000020100000325000001590D5D6A9835A47D4B.png" xlink:type="simple" xlink:show="embed" xlink:actuate="onLoad"/></draw:frame><text:soft-page-break/></text:p>
      <text:p text:style-name="P31">UC2.0 – Gestão de usuários</text:p>
      <text:p text:style-name="P33"><draw:frame draw:style-name="fr2" draw:name="Image11" text:anchor-type="paragraph" svg:width="17cm" svg:height="10.338cm" draw:z-index="16"><draw:image xlink:href="Pictures/100000000000035700000208E6711DC28C31E57A.png" xlink:type="simple" xlink:show="embed" xlink:actuate="onLoad"/></draw:frame></text:p>
      <text:p text:style-name="P11">UC 2.1 – Cadastrar <text:span text:style-name="T41">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9"><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44">Pré - Condições</text:p>
          </table:table-cell>
          <table:table-cell table:style-name="Table14.B2" office:value-type="string">
            <text:p text:style-name="P48">PC1</text:p>
          </table:table-cell>
          <table:table-cell table:style-name="Table14.C2" office:value-type="string">
            <text:p text:style-name="P48">O Administrador deve estar logado no sistema [UC2.4]</text:p>
          </table:table-cell>
        </table:table-row>
        <table:table-row table:style-name="Table14.3">
          <table:table-cell table:style-name="Table14.A2" office:value-type="string">
            <text:p text:style-name="P44">Atores Envolvidos</text:p>
          </table:table-cell>
          <table:table-cell table:style-name="Table14.C2" table:number-columns-spanned="2" office:value-type="string">
            <text:p text:style-name="P48">Administrador</text:p>
          </table:table-cell>
          <table:covered-table-cell/>
        </table:table-row>
        <table:table-row table:style-name="Table14.1">
          <table:table-cell table:style-name="Table14.A2" table:number-rows-spanned="5" office:value-type="string">
            <text:p text:style-name="P44">Fluxo Principal</text:p>
          </table:table-cell>
          <table:table-cell table:style-name="Table14.B2" office:value-type="string">
            <text:p text:style-name="P48">FP1</text:p>
          </table:table-cell>
          <table:table-cell table:style-name="Table14.C2" office:value-type="string">
            <text:p text:style-name="P53">O Usuário preencherá os campos nome, email, senha e selecionará o setor;</text:p>
          </table:table-cell>
        </table:table-row>
        <table:table-row table:style-name="Table14.1">
          <table:covered-table-cell/>
          <table:table-cell table:style-name="Table14.B2" office:value-type="string">
            <text:p text:style-name="P48">FP2</text:p>
          </table:table-cell>
          <table:table-cell table:style-name="Table14.C2" office:value-type="string">
            <text:p text:style-name="P48">Para salvar o cadastro do Usuário o Administrador deverá clicar no botão Salvar;</text:p>
            <text:p text:style-name="P78"/>
          </table:table-cell>
        </table:table-row>
        <table:table-row table:style-name="Table14.1">
          <table:covered-table-cell/>
          <table:table-cell table:style-name="Table14.B2" office:value-type="string">
            <text:p text:style-name="P48">FP3</text:p>
          </table:table-cell>
          <table:table-cell table:style-name="Table14.C2" office:value-type="string">
            <text:p text:style-name="P48">O sistema emitirá <text:span text:style-name="T40">a </text:span>mensagem de confirmação “<text:span text:style-name="T40">Deseja realmente salvar o registro?</text:span>”;</text:p>
          </table:table-cell>
        </table:table-row>
        <table:table-row table:style-name="Table14.1">
          <table:covered-table-cell/>
          <table:table-cell table:style-name="Table14.B2" office:value-type="string">
            <text:p text:style-name="P48">FP4</text:p>
          </table:table-cell>
          <table:table-cell table:style-name="Table14.C2" office:value-type="string">
            <text:p text:style-name="P48"><text:span text:style-name="T40">O</text:span> Administrador confirm<text:span text:style-name="T40">ará</text:span> a mensagem, clicando no botão OK, <text:span text:style-name="T40">e </text:span>o sistema salvará <text:span text:style-name="T40">o registro</text:span> no banco de dados;</text:p>
          </table:table-cell>
        </table:table-row>
        <table:table-row table:style-name="Table14.1">
          <table:covered-table-cell/>
          <table:table-cell table:style-name="Table14.B2" office:value-type="string">
            <text:p text:style-name="P48">FP5</text:p>
          </table:table-cell>
          <table:table-cell table:style-name="Table14.C2" office:value-type="string">
            <text:p text:style-name="P48">O sistema emitirá a mensagem “Registro salvo com sucesso!”</text:p>
          </table:table-cell>
        </table:table-row>
        <table:table-row table:style-name="Table14.1">
          <table:table-cell table:style-name="Table14.A2" table:number-rows-spanned="4" office:value-type="string">
            <text:p text:style-name="P44">Fluxos Alternativos</text:p>
          </table:table-cell>
          <table:table-cell table:style-name="Table14.B2" office:value-type="string">
            <text:p text:style-name="P48">FA1</text:p>
          </table:table-cell>
          <table:table-cell table:style-name="Table14.C2" office:value-type="string">
            <text:p text:style-name="P48">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48">FA2</text:p>
          </table:table-cell>
          <table:table-cell table:style-name="Table14.C2" office:value-type="string">
            <text:p text:style-name="P48">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48">FA3</text:p>
          </table:table-cell>
          <table:table-cell table:style-name="Table14.C2" office:value-type="string">
            <text:p text:style-name="P48">Se o Administrador clicar no botão <text:span text:style-name="T42">Apagar, e o registro já estiver no banco de dados, o registro será removido.</text:span></text:p>
          </table:table-cell>
        </table:table-row>
        <table:table-row table:style-name="Table14.1">
          <table:covered-table-cell/>
          <table:table-cell table:style-name="Table14.B2" office:value-type="string">
            <text:p text:style-name="P48">FA4</text:p>
          </table:table-cell>
          <table:table-cell table:style-name="Table14.C2" office:value-type="string">
            <text:p text:style-name="P54"><text:bookmark-start text:name="__DdeLink__3279_883659474"/>Se o Administrador não tiver preenchido algum dos campos <text:span text:style-name="T40">obrigatórios </text:span>do formulário o sistema emitirá a mensagem “<text:span text:style-name="T40">Campos de preenchimento </text:span>obrigatório <text:span text:style-name="T40">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67">FA5</text:p>
          </table:table-cell>
          <table:table-cell table:style-name="Table14.C13" office:value-type="string">
            <text:p text:style-name="P67">Se não existir um Setor previamente cadastrado, o registro não será efetuado. </text:p>
          </table:table-cell>
        </table:table-row>
        <table:table-row table:style-name="Table14.1">
          <table:table-cell table:style-name="Table14.A14" table:number-rows-spanned="3" office:value-type="string">
            <text:p text:style-name="P44">Regras de Negócio</text:p>
          </table:table-cell>
          <table:table-cell table:style-name="Table14.B2" office:value-type="string">
            <text:p text:style-name="P48">RN1</text:p>
          </table:table-cell>
          <table:table-cell table:style-name="Table14.C2" office:value-type="string">
            <text:p text:style-name="P48">O nome do Usuário não pode ter menos do que 8 caracteres;</text:p>
          </table:table-cell>
        </table:table-row>
        <table:table-row table:style-name="Table14.1">
          <table:covered-table-cell/>
          <table:table-cell table:style-name="Table14.B2" office:value-type="string">
            <text:p text:style-name="P48">RN2</text:p>
          </table:table-cell>
          <table:table-cell table:style-name="Table14.C2" office:value-type="string">
            <text:p text:style-name="P48">O email do Usuário deverá conter formato válido. <text:span text:style-name="T37">Terminar com @XXX.com</text:span></text:p>
          </table:table-cell>
        </table:table-row>
        <table:table-row table:style-name="Table14.1">
          <table:covered-table-cell/>
          <table:table-cell table:style-name="Table14.B2" office:value-type="string">
            <text:p text:style-name="P48">RN3</text:p>
          </table:table-cell>
          <table:table-cell table:style-name="Table14.C2" office:value-type="string">
            <text:p text:style-name="P48">A senha do Usuário <text:span text:style-name="T48">não pode ter menos do que</text:span> 8 caracteres.</text:p>
          </table:table-cell>
        </table:table-row>
        <table:table-row>
          <table:table-cell table:style-name="Table14.A2" office:value-type="string">
            <text:p text:style-name="P44">Pós Condições</text:p>
          </table:table-cell>
          <table:table-cell table:style-name="Table14.B2" office:value-type="string">
            <text:p text:style-name="P48">PC1</text:p>
          </table:table-cell>
          <table:table-cell table:style-name="Table14.C2" office:value-type="string">
            <text:p text:style-name="P48">O <text:span text:style-name="T43">U</text:span>suário deverá estar salvo no banco de dados.</text:p>
          </table:table-cell>
        </table:table-row>
        <table:table-row table:style-name="Table14.1">
          <table:table-cell table:style-name="Table14.A2" office:value-type="string">
            <text:p text:style-name="P44">Casos de Uso Afetados</text:p>
          </table:table-cell>
          <table:table-cell table:style-name="Table14.C2" table:number-columns-spanned="2" office:value-type="string">
            <text:p text:style-name="P48">UC2.0</text:p>
          </table:table-cell>
          <table:covered-table-cell/>
        </table:table-row>
      </table:table>
      <text:p text:style-name="P11"/>
      <text:p text:style-name="P26">Protótipo da tela de<text:span text:style-name="T43"> Edição de </text:span>Usuários</text:p>
      <text:p text:style-name="P18"><draw:frame draw:style-name="fr2" draw:name="Image6" text:anchor-type="paragraph" svg:width="17cm" svg:height="7.602cm" draw:z-index="11"><draw:image xlink:href="Pictures/100002010000032500000168B505A7B721E0DFFA.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39"><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44">Pré - Condições</text:p>
          </table:table-cell>
          <table:table-cell table:style-name="Table15.B2" office:value-type="string">
            <text:p text:style-name="P48">PC1</text:p>
          </table:table-cell>
          <table:table-cell table:style-name="Table15.C2" office:value-type="string">
            <text:p text:style-name="P48">O Administrador deve estar logado no sistema [UC2.4]</text:p>
          </table:table-cell>
        </table:table-row>
        <text:soft-page-break/>
        <table:table-row table:style-name="Table15.3">
          <table:table-cell table:style-name="Table15.A2" office:value-type="string">
            <text:p text:style-name="P44">Atores Envolvidos</text:p>
          </table:table-cell>
          <table:table-cell table:style-name="Table15.C2" table:number-columns-spanned="2" office:value-type="string">
            <text:p text:style-name="P48">Administrador</text:p>
          </table:table-cell>
          <table:covered-table-cell/>
        </table:table-row>
        <table:table-row table:style-name="Table15.1">
          <table:table-cell table:style-name="Table15.A2" table:number-rows-spanned="4" office:value-type="string">
            <text:p text:style-name="P44"/>
            <text:p text:style-name="P44">Fluxo Principal</text:p>
          </table:table-cell>
          <table:table-cell table:style-name="Table15.B2" office:value-type="string">
            <text:p text:style-name="P48">FP1</text:p>
          </table:table-cell>
          <table:table-cell table:style-name="Table15.C2" office:value-type="string">
            <text:p text:style-name="P70">O Sistema carregará os setores previamente cadastrados</text:p>
          </table:table-cell>
        </table:table-row>
        <table:table-row table:style-name="Table15.1">
          <table:covered-table-cell/>
          <table:table-cell table:style-name="Table15.B5" office:value-type="string">
            <text:p text:style-name="P48">FP<text:span text:style-name="T44">2</text:span></text:p>
          </table:table-cell>
          <table:table-cell table:style-name="Table15.C5" office:value-type="string">
            <text:p text:style-name="P48">O administrador preencherá o campo nome, <text:span text:style-name="T43">setor e email</text:span>;</text:p>
          </table:table-cell>
        </table:table-row>
        <table:table-row table:style-name="Table15.1">
          <table:covered-table-cell/>
          <table:table-cell table:style-name="Table15.B2" office:value-type="string">
            <text:p text:style-name="P48">FP<text:span text:style-name="T44">3</text:span></text:p>
          </table:table-cell>
          <table:table-cell table:style-name="Table15.C2" office:value-type="string">
            <text:p text:style-name="P48">Para buscar o<text:span text:style-name="T43">s</text:span> <text:span text:style-name="T43">Usuários,</text:span> o Administrador deverá clicar no botão Buscar;</text:p>
          </table:table-cell>
        </table:table-row>
        <table:table-row table:style-name="Table15.1">
          <table:covered-table-cell/>
          <table:table-cell table:style-name="Table15.B2" office:value-type="string">
            <text:p text:style-name="P48">FP<text:span text:style-name="T44">4</text:span></text:p>
          </table:table-cell>
          <table:table-cell table:style-name="Table15.C2" office:value-type="string">
            <text:p text:style-name="P48">O sistema listará todos os resultados encontrados.</text:p>
          </table:table-cell>
        </table:table-row>
        <table:table-row table:style-name="Table15.1">
          <table:table-cell table:style-name="Table15.A2" table:number-rows-spanned="3" office:value-type="string">
            <text:p text:style-name="P44">Fluxos Alternativos</text:p>
          </table:table-cell>
          <table:table-cell table:style-name="Table15.B2" office:value-type="string">
            <text:p text:style-name="P48">FA1</text:p>
          </table:table-cell>
          <table:table-cell table:style-name="Table15.C2" office:value-type="string">
            <text:p text:style-name="P53"><text:bookmark-start text:name="__DdeLink__3264_8836594742"/>Se o Administrador clicar no botão <text:span text:style-name="T41">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48">FA2</text:p>
          </table:table-cell>
          <table:table-cell table:style-name="Table15.C2" office:value-type="string">
            <text:p text:style-name="P53">Se o Administrador clicar <text:span text:style-name="T41">em uma das listagens e </text:span>no botão <text:span text:style-name="T41">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48">FA3</text:p>
          </table:table-cell>
          <table:table-cell table:style-name="Table15.C2" office:value-type="string">
            <text:p text:style-name="P48">Se o Administrador não tiver preenchido <text:span text:style-name="T43">nenhum dos </text:span><text:s/>campo<text:span text:style-name="T43">s</text:span> <text:span text:style-name="T43">o</text:span> sistema listará todos os <text:span text:style-name="T43">Usuários</text:span>.</text:p>
          </table:table-cell>
        </table:table-row>
        <table:table-row table:style-name="Table15.1">
          <table:table-cell table:style-name="Table15.A11" office:value-type="string">
            <text:p text:style-name="P44">Regras de Negócio</text:p>
          </table:table-cell>
          <table:table-cell table:style-name="Table15.B2" office:value-type="string">
            <text:p text:style-name="P78"/>
          </table:table-cell>
          <table:table-cell table:style-name="Table15.C2" office:value-type="string">
            <text:p text:style-name="P48">NDA.</text:p>
          </table:table-cell>
        </table:table-row>
        <table:table-row>
          <table:table-cell table:style-name="Table15.A2" office:value-type="string">
            <text:p text:style-name="P44">Pós Condições</text:p>
          </table:table-cell>
          <table:table-cell table:style-name="Table15.B2" office:value-type="string">
            <text:p text:style-name="P81">PC1</text:p>
          </table:table-cell>
          <table:table-cell table:style-name="Table15.C2" office:value-type="string">
            <text:p text:style-name="P68">O Administrador poderá estar na tela de Edição de Usuários.</text:p>
          </table:table-cell>
        </table:table-row>
        <table:table-row table:style-name="Table15.1">
          <table:table-cell table:style-name="Table15.A2" office:value-type="string">
            <text:p text:style-name="P44">Casos de Uso Afetados</text:p>
          </table:table-cell>
          <table:table-cell table:style-name="Table15.C2" table:number-columns-spanned="2" office:value-type="string">
            <text:p text:style-name="P76">NDA.</text:p>
          </table:table-cell>
          <table:covered-table-cell/>
        </table:table-row>
      </table:table>
      <text:p text:style-name="P11"/>
      <text:p text:style-name="P26">Protótipo da tela de Buscar Usuários</text:p>
      <text:p text:style-name="P33"><draw:frame draw:style-name="fr3" draw:name="Image7" text:anchor-type="paragraph" svg:width="17cm" svg:height="7.285cm" draw:z-index="12"><draw:image xlink:href="Pictures/1000020100000325000001592608225A0D019FB4.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9"><text:span text:style-name="T7"> </text:span><text:span text:style-name="T10">UC2.4 – Login</text:span></text:p>
          </table:table-cell>
          <table:covered-table-cell/>
          <table:covered-table-cell/>
        </table:table-row>
        <table:table-row table:style-name="Table17.1">
          <table:table-cell table:style-name="Table17.A2" office:value-type="string">
            <text:p text:style-name="P44">Pré - Condições</text:p>
          </table:table-cell>
          <table:table-cell table:style-name="Table17.B2" office:value-type="string">
            <text:p text:style-name="P78"/>
          </table:table-cell>
          <table:table-cell table:style-name="Table17.C2" office:value-type="string">
            <text:p text:style-name="P48">NDA</text:p>
          </table:table-cell>
        </table:table-row>
        <table:table-row table:style-name="Table17.3">
          <table:table-cell table:style-name="Table17.A2" office:value-type="string">
            <text:p text:style-name="P44">Atores Envolvidos</text:p>
          </table:table-cell>
          <table:table-cell table:style-name="Table17.C2" table:number-columns-spanned="2" office:value-type="string">
            <text:p text:style-name="P48">Administrador</text:p>
            <text:p text:style-name="P48">Usuário/Funcionário</text:p>
          </table:table-cell>
          <table:covered-table-cell/>
        </table:table-row>
        <table:table-row table:style-name="Table17.1">
          <table:table-cell table:style-name="Table17.A2" table:number-rows-spanned="3" office:value-type="string">
            <text:p text:style-name="P44">Fluxo Principal</text:p>
          </table:table-cell>
          <table:table-cell table:style-name="Table17.B2" office:value-type="string">
            <text:p text:style-name="P48">FP1</text:p>
          </table:table-cell>
          <table:table-cell table:style-name="Table17.C2" office:value-type="string">
            <text:p text:style-name="P48">O administrador/Usuário deverá preencher os campos login e senha.</text:p>
          </table:table-cell>
        </table:table-row>
        <table:table-row table:style-name="Table17.1">
          <table:covered-table-cell/>
          <table:table-cell table:style-name="Table17.B2" office:value-type="string">
            <text:p text:style-name="P48">FP2</text:p>
          </table:table-cell>
          <table:table-cell table:style-name="Table17.C2" office:value-type="string">
            <text:p text:style-name="P48">O administrador deverá clicar no botão Entrar;</text:p>
          </table:table-cell>
        </table:table-row>
        <table:table-row table:style-name="Table17.1">
          <table:covered-table-cell/>
          <table:table-cell table:style-name="Table17.B2" office:value-type="string">
            <text:p text:style-name="P48">FP3</text:p>
          </table:table-cell>
          <table:table-cell table:style-name="Table17.C2" office:value-type="string">
            <text:p text:style-name="P48">O Administrador/Usuário irá para a tela inicial do sistma;</text:p>
          </table:table-cell>
        </table:table-row>
        <text:soft-page-break/>
        <table:table-row table:style-name="Table17.1">
          <table:table-cell table:style-name="Table17.A2" office:value-type="string">
            <text:p text:style-name="P44">Fluxos Alternativos</text:p>
          </table:table-cell>
          <table:table-cell table:style-name="Table17.B2" office:value-type="string">
            <text:p text:style-name="P48">FA1</text:p>
          </table:table-cell>
          <table:table-cell table:style-name="Table17.C2" office:value-type="string">
            <text:p text:style-name="P48">Se o Administrador clicar no botão Limpar tudo o que estiver preenchido nos campos será apagado.</text:p>
          </table:table-cell>
        </table:table-row>
        <table:table-row table:style-name="Table17.1">
          <table:table-cell table:style-name="Table17.A8" table:number-rows-spanned="2" office:value-type="string">
            <text:p text:style-name="P44">Regras de Negócio</text:p>
          </table:table-cell>
          <table:table-cell table:style-name="Table17.B2" office:value-type="string">
            <text:p text:style-name="P72">RN1</text:p>
          </table:table-cell>
          <table:table-cell table:style-name="Table17.C2" office:value-type="string">
            <text:p text:style-name="P48">O campo Login deverá ter 8 ou mais caracteres.</text:p>
          </table:table-cell>
        </table:table-row>
        <table:table-row table:style-name="Table17.1">
          <table:covered-table-cell/>
          <table:table-cell table:style-name="Table17.B2" office:value-type="string">
            <text:p text:style-name="P72">RN2</text:p>
          </table:table-cell>
          <table:table-cell table:style-name="Table17.C2" office:value-type="string">
            <text:p text:style-name="P48">O campo Senha deverá ter 8 ou mais caracteres.</text:p>
          </table:table-cell>
        </table:table-row>
        <table:table-row>
          <table:table-cell table:style-name="Table17.A2" office:value-type="string">
            <text:p text:style-name="P44">Pós Condições</text:p>
          </table:table-cell>
          <table:table-cell table:style-name="Table17.B2" office:value-type="string">
            <text:p text:style-name="P81">PC1</text:p>
          </table:table-cell>
          <table:table-cell table:style-name="Table17.C2" office:value-type="string">
            <text:p text:style-name="P48">O Administrador/Usuário estará logado no sistema.</text:p>
          </table:table-cell>
        </table:table-row>
        <table:table-row table:style-name="Table17.1">
          <table:table-cell table:style-name="Table17.A2" office:value-type="string">
            <text:p text:style-name="P44">Casos de Uso Afetados</text:p>
          </table:table-cell>
          <table:table-cell table:style-name="Table17.C2" table:number-columns-spanned="2" office:value-type="string">
            <text:p text:style-name="P72">UC2.0</text:p>
          </table:table-cell>
          <table:covered-table-cell/>
        </table:table-row>
      </table:table>
      <text:p text:style-name="P15"/>
      <text:p text:style-name="P26">Protótipo da tela de Login</text:p>
      <text:p text:style-name="P11"><draw:frame draw:style-name="fr3" draw:name="Image10" text:anchor-type="paragraph" svg:width="17cm" svg:height="5.701cm" draw:z-index="8"><draw:image xlink:href="Pictures/10000201000003250000010ED51C7D9B8450AC7D.png" xlink:type="simple" xlink:show="embed" xlink:actuate="onLoad"/></draw:frame></text:p>
      <text:p text:style-name="P10"/>
      <text:p text:style-name="P30">UC4.0 - Gestão de Pedidos</text:p>
      <text:p text:style-name="P105"><draw:frame draw:style-name="fr2" draw:name="Image12" text:anchor-type="paragraph" svg:width="17cm" svg:height="9.241cm" draw:z-index="17"><draw:image xlink:href="Pictures/10000000000002F40000019BECA3D487C65D3E66.png" xlink:type="simple" xlink:show="embed" xlink:actuate="onLoad"/></draw:frame></text:p>
      <text:p text:style-name="P11">UC 4.1 – Cadastrar <text:span text:style-name="T49">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9"><text:span text:style-name="T7"> </text:span><text:span text:style-name="T10">UC4.1– Cadastr</text:span><text:span text:style-name="T15">o e Edição de </text:span><text:span text:style-name="T10">Pedidos</text:span></text:p>
          </table:table-cell>
          <table:covered-table-cell/>
          <table:covered-table-cell/>
          <table:covered-table-cell/>
        </table:table-row>
        <text:soft-page-break/>
        <table:table-row table:style-name="Table18.1">
          <table:table-cell table:style-name="Table18.A2" office:value-type="string">
            <text:p text:style-name="P44">Pré - Condições</text:p>
          </table:table-cell>
          <table:table-cell table:style-name="Table18.B2" office:value-type="string">
            <text:p text:style-name="P48">PC1</text:p>
          </table:table-cell>
          <table:table-cell table:style-name="Table18.C2" office:value-type="string">
            <text:p text:style-name="P48">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44">Atores Envolvidos</text:p>
          </table:table-cell>
          <table:table-cell table:style-name="Table18.C2" table:number-columns-spanned="2" office:value-type="string">
            <text:p text:style-name="P48">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9" office:value-type="string">
            <text:p text:style-name="P60"/>
            <text:p text:style-name="P60">Fluxo Principal</text:p>
          </table:table-cell>
          <table:table-cell table:style-name="Table18.B2" office:value-type="string">
            <text:p text:style-name="P56">FP1</text:p>
          </table:table-cell>
          <table:table-cell table:style-name="Table18.C2" office:value-type="string">
            <text:p text:style-name="P56">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6">FP2</text:p>
          </table:table-cell>
          <table:table-cell table:style-name="Table18.C5" office:value-type="string">
            <text:p text:style-name="P56">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P3</text:p>
          </table:table-cell>
          <table:table-cell table:style-name="Table18.C2" office:value-type="string">
            <text:p text:style-name="P56">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P4</text:p>
          </table:table-cell>
          <table:table-cell table:style-name="Table18.C2" office:value-type="string">
            <text:p text:style-name="P56">O Funcionário clicará no botão Adicionar;</text:p>
            <text:p text:style-name="P56"/>
          </table:table-cell>
          <table:table-cell table:style-name="Table18.D20" office:value-type="string">
            <text:p text:style-name="Standard"/>
          </table:table-cell>
        </table:table-row>
        <table:table-row table:style-name="Table18.1">
          <table:covered-table-cell/>
          <table:table-cell table:style-name="Table18.B2" office:value-type="string">
            <text:p text:style-name="P56">FP5</text:p>
          </table:table-cell>
          <table:table-cell table:style-name="Table18.C2" office:value-type="string">
            <text:p text:style-name="P56">O <text:span text:style-name="T44">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P6</text:p>
          </table:table-cell>
          <table:table-cell table:style-name="Table18.C2" office:value-type="string">
            <text:p text:style-name="P59">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7">FP7</text:p>
          </table:table-cell>
          <table:table-cell table:style-name="Table18.C5" office:value-type="string">
            <text:p text:style-name="P57">O <text:span text:style-name="T45">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7">FP8</text:p>
          </table:table-cell>
          <table:table-cell table:style-name="Table18.C5" office:value-type="string">
            <text:p text:style-name="P57">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7">FP9</text:p>
          </table:table-cell>
          <table:table-cell table:style-name="Table18.C5" office:value-type="string">
            <text:p text:style-name="P57">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61">Fluxos Alternativos</text:p>
          </table:table-cell>
          <table:table-cell table:style-name="Table18.B2" office:value-type="string">
            <text:p text:style-name="P56">FA<text:span text:style-name="T45">1</text:span></text:p>
          </table:table-cell>
          <table:table-cell table:style-name="Table18.C2" office:value-type="string">
            <text:p text:style-name="P56">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A<text:span text:style-name="T45">2</text:span></text:p>
          </table:table-cell>
          <table:table-cell table:style-name="Table18.C2" office:value-type="string">
            <text:p text:style-name="P56">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A<text:span text:style-name="T45">3</text:span></text:p>
          </table:table-cell>
          <table:table-cell table:style-name="Table18.C2" office:value-type="string">
            <text:p text:style-name="P59">Se o <text:span text:style-name="T45">Funcionário</text:span> não tiver preenchido algum dos campos <text:span text:style-name="T40">obrigatórios </text:span>do formulário o sistema emitirá a mensagem “<text:span text:style-name="T40">Campos de preenchimento </text:span>obrigatório <text:span text:style-name="T40">vazios!</text:span>”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60">Regras de Negócio</text:p>
          </table:table-cell>
          <table:table-cell table:style-name="Table18.B2" office:value-type="string">
            <text:p text:style-name="P56">RN1</text:p>
          </table:table-cell>
          <table:table-cell table:style-name="Table18.C2" office:value-type="string">
            <text:p text:style-name="P56">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RN2</text:p>
          </table:table-cell>
          <table:table-cell table:style-name="Table18.C2" office:value-type="string">
            <text:p text:style-name="P58">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RN3</text:p>
          </table:table-cell>
          <table:table-cell table:style-name="Table18.C2" office:value-type="string">
            <text:p text:style-name="P58">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60">Pós Condições</text:p>
          </table:table-cell>
          <table:table-cell table:style-name="Table18.B2" office:value-type="string">
            <text:p text:style-name="P56">PC1</text:p>
          </table:table-cell>
          <table:table-cell table:style-name="Table18.C2" office:value-type="string">
            <text:p text:style-name="P56">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60">Casos de Uso Afetados</text:p>
          </table:table-cell>
          <table:table-cell table:style-name="Table18.C2" table:number-columns-spanned="2" office:value-type="string">
            <text:p text:style-name="P56">UC4.0.</text:p>
          </table:table-cell>
          <table:covered-table-cell/>
          <table:table-cell table:style-name="Table18.D20" office:value-type="string">
            <text:p text:style-name="Standard"/>
          </table:table-cell>
        </table:table-row>
      </table:table>
      <text:p text:style-name="P11"/>
      <text:p text:style-name="P26"><text:bookmark-start text:name="__DdeLink__3290_883659474"/>Protótipo da tela de Cadastrar <text:span text:style-name="T22">Pedido</text:span><text:bookmark-end text:name="__DdeLink__3290_883659474"/></text:p>
      <text:p text:style-name="P95"><draw:frame draw:style-name="fr3" draw:name="Image1" text:anchor-type="paragraph" svg:width="17cm" svg:height="8.657cm" draw:z-index="7"><draw:image xlink:href="Pictures/10000201000003250000019AE55E175158087FE5.png" xlink:type="simple" xlink:show="embed" xlink:actuate="onLoad"/></draw:frame><text:soft-page-break/></text:p>
      <text:p text:style-name="P14"><text:span text:style-name="T34">UC 4.</text:span><text:span text:style-name="T35">2</text:span><text:span text:style-name="T34"> – </text:span><text:span text:style-name="T35">Buscar</text:span><text:span text:style-name="T34">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42"><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47">Pré - Condições</text:p>
          </table:table-cell>
          <table:table-cell table:style-name="Table13.B2" office:value-type="string">
            <text:p text:style-name="P55">PC1</text:p>
          </table:table-cell>
          <table:table-cell table:style-name="Table13.C2" office:value-type="string">
            <text:p text:style-name="P55">O Administrador deve estar logado no sistema [UC2.4]</text:p>
          </table:table-cell>
        </table:table-row>
        <table:table-row table:style-name="Table13.3">
          <table:table-cell table:style-name="Table13.A2" office:value-type="string">
            <text:p text:style-name="P47">Atores Envolvidos</text:p>
          </table:table-cell>
          <table:table-cell table:style-name="Table13.C2" table:number-columns-spanned="2" office:value-type="string">
            <text:p text:style-name="P55">Administrador</text:p>
          </table:table-cell>
          <table:covered-table-cell/>
        </table:table-row>
        <table:table-row table:style-name="Table13.1">
          <table:table-cell table:style-name="Table13.A2" table:number-rows-spanned="4" office:value-type="string">
            <text:p text:style-name="P47"/>
            <text:p text:style-name="P47">Fluxo Principal</text:p>
          </table:table-cell>
          <table:table-cell table:style-name="Table13.B2" office:value-type="string">
            <text:p text:style-name="P55">FP1</text:p>
          </table:table-cell>
          <table:table-cell table:style-name="Table13.C2" office:value-type="string">
            <text:p text:style-name="P71">O Sistema carregará os <text:span text:style-name="T46">usuários</text:span> <text:span text:style-name="T46">e produtos </text:span>previamente cadastrados;</text:p>
          </table:table-cell>
        </table:table-row>
        <table:table-row table:style-name="Table13.1">
          <table:covered-table-cell/>
          <table:table-cell table:style-name="Table13.B5" office:value-type="string">
            <text:p text:style-name="P55">FP<text:span text:style-name="T44">2</text:span></text:p>
          </table:table-cell>
          <table:table-cell table:style-name="Table13.C5" office:value-type="string">
            <text:p text:style-name="P55">O administrador preencherá o campo nome, <text:span text:style-name="T43">setor e email</text:span>;</text:p>
          </table:table-cell>
        </table:table-row>
        <table:table-row table:style-name="Table13.1">
          <table:covered-table-cell/>
          <table:table-cell table:style-name="Table13.B2" office:value-type="string">
            <text:p text:style-name="P55">FP<text:span text:style-name="T44">3</text:span></text:p>
          </table:table-cell>
          <table:table-cell table:style-name="Table13.C2" office:value-type="string">
            <text:p text:style-name="P55">Para buscar o<text:span text:style-name="T43">s</text:span> <text:span text:style-name="T43">Usuários,</text:span> o Administrador deverá clicar no botão Buscar;</text:p>
          </table:table-cell>
        </table:table-row>
        <table:table-row table:style-name="Table13.1">
          <table:covered-table-cell/>
          <table:table-cell table:style-name="Table13.B2" office:value-type="string">
            <text:p text:style-name="P55">FP<text:span text:style-name="T44">4</text:span></text:p>
          </table:table-cell>
          <table:table-cell table:style-name="Table13.C2" office:value-type="string">
            <text:p text:style-name="P55">O sistema listará todos os resultados encontrados.</text:p>
          </table:table-cell>
        </table:table-row>
        <table:table-row table:style-name="Table13.1">
          <table:table-cell table:style-name="Table13.A2" table:number-rows-spanned="3" office:value-type="string">
            <text:p text:style-name="P47">Fluxos Alternativos</text:p>
          </table:table-cell>
          <table:table-cell table:style-name="Table13.B2" office:value-type="string">
            <text:p text:style-name="P55">FA1</text:p>
          </table:table-cell>
          <table:table-cell table:style-name="Table13.C2" office:value-type="string">
            <text:p text:style-name="P55"><text:bookmark-start text:name="__DdeLink__3264_88365947422"/>Se o Administrador clicar no botão <text:span text:style-name="T41">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55">FA2</text:p>
          </table:table-cell>
          <table:table-cell table:style-name="Table13.C2" office:value-type="string">
            <text:p text:style-name="P55">Se o Administrador clicar <text:span text:style-name="T41">em uma das listagens e </text:span>no botão <text:span text:style-name="T41">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55">FA3</text:p>
          </table:table-cell>
          <table:table-cell table:style-name="Table13.C2" office:value-type="string">
            <text:p text:style-name="P55">Se o Administrador não tiver preenchido <text:span text:style-name="T43">nenhum dos </text:span><text:s/>campo<text:span text:style-name="T43">s</text:span> <text:span text:style-name="T43">o</text:span> sistema listará todos os <text:span text:style-name="T43">Usuários</text:span>.</text:p>
          </table:table-cell>
        </table:table-row>
        <table:table-row table:style-name="Table13.1">
          <table:table-cell table:style-name="Table13.A11" office:value-type="string">
            <text:p text:style-name="P47">Regras de Negócio</text:p>
          </table:table-cell>
          <table:table-cell table:style-name="Table13.B2" office:value-type="string">
            <text:p text:style-name="P79"/>
          </table:table-cell>
          <table:table-cell table:style-name="Table13.C2" office:value-type="string">
            <text:p text:style-name="P55">NDA.</text:p>
          </table:table-cell>
        </table:table-row>
        <table:table-row>
          <table:table-cell table:style-name="Table13.A2" office:value-type="string">
            <text:p text:style-name="P47">Pós Condições</text:p>
          </table:table-cell>
          <table:table-cell table:style-name="Table13.B2" office:value-type="string">
            <text:p text:style-name="P82">PC1</text:p>
          </table:table-cell>
          <table:table-cell table:style-name="Table13.C2" office:value-type="string">
            <text:p text:style-name="P69">O Administrador poderá estar na tela de Edição de Usuários.</text:p>
          </table:table-cell>
        </table:table-row>
        <table:table-row table:style-name="Table13.1">
          <table:table-cell table:style-name="Table13.A2" office:value-type="string">
            <text:p text:style-name="P47">Casos de Uso Afetados</text:p>
          </table:table-cell>
          <table:table-cell table:style-name="Table13.C2" table:number-columns-spanned="2" office:value-type="string">
            <text:p text:style-name="P77">NDA.</text:p>
          </table:table-cell>
          <table:covered-table-cell/>
        </table:table-row>
      </table:table>
      <text:p text:style-name="P17"><text:soft-page-break/></text:p>
      <text:p text:style-name="P29"><text:span text:style-name="T34">Protótipo da tela de Cadastrar </text:span><text:span text:style-name="T36">Pedido</text:span></text:p>
      <text:p text:style-name="P95"><draw:frame draw:style-name="fr3" draw:name="Image8" text:anchor-type="paragraph" svg:width="17cm" svg:height="8.657cm" draw:z-index="13"><draw:image xlink:href="Pictures/10000201000003250000019A44FAEAE233EDC7C7.png" xlink:type="simple" xlink:show="embed" xlink:actuate="onLoad"/></draw:frame></text:p>
      <text:p text:style-name="P94"><text:span text:style-name="T34">5.0</text:span><text:span text:style-name="T1"> </text:span><text:span text:style-name="T2">Gestão de Fornecedores</text:span></text:p>
      <text:p text:style-name="P106"><draw:frame draw:style-name="fr3" draw:name="Image13" text:anchor-type="paragraph" svg:width="17cm" svg:height="10.973cm" draw:z-index="18"><draw:image xlink:href="Pictures/100000000000033500000212063E08DFF9502482.png" xlink:type="simple" xlink:show="embed" xlink:actuate="onLoad"/></draw:frame></text:p>
      <text:p text:style-name="P96"><text:soft-page-break/><text:span text:style-name="T26">UC </text:span><text:span text:style-name="T27">5</text:span><text:span text:style-name="T26">.1 – Cadastr</text:span><text:span text:style-name="T27">o de </text:span><text:span text:style-name="T26"><text:s/></text:span><text:span text:style-name="T28">Edição de </text:span><text:span text:style-name="T27">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40"><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45">Pré - Condições</text:p>
          </table:table-cell>
          <table:table-cell table:style-name="Table19.B2" office:value-type="string">
            <text:p text:style-name="P49">PC1</text:p>
          </table:table-cell>
          <table:table-cell table:style-name="Table19.C2" office:value-type="string">
            <text:p text:style-name="P49">O <text:span text:style-name="T25">Funcionário do Setor de Compras</text:span> deve estar logado no sistema [UC2.4]</text:p>
          </table:table-cell>
        </table:table-row>
        <table:table-row table:style-name="Table19.3">
          <table:table-cell table:style-name="Table19.A2" office:value-type="string">
            <text:p text:style-name="P45">Atores Envolvidos</text:p>
          </table:table-cell>
          <table:table-cell table:style-name="Table19.C2" table:number-columns-spanned="2" office:value-type="string">
            <text:p text:style-name="P62">Funcionário do Setor de Compras</text:p>
          </table:table-cell>
          <table:covered-table-cell/>
        </table:table-row>
        <table:table-row table:style-name="Table19.1">
          <table:table-cell table:style-name="Table19.A2" table:number-rows-spanned="5" office:value-type="string">
            <text:p text:style-name="P45">Fluxo Principal</text:p>
          </table:table-cell>
          <table:table-cell table:style-name="Table19.B2" office:value-type="string">
            <text:p text:style-name="P49">FP1</text:p>
          </table:table-cell>
          <table:table-cell table:style-name="Table19.C2" office:value-type="string">
            <text:p text:style-name="P49">O <text:span text:style-name="T25">Funcionário do Setor de Compras </text:span><text:s/>preencherá os campos <text:span text:style-name="T29">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9">FP2</text:p>
          </table:table-cell>
          <table:table-cell table:style-name="Table19.C2" office:value-type="string">
            <text:p text:style-name="P49">Para salvar o <text:span text:style-name="T29">Fornecedor</text:span> o Administrador deverá clicar no botão Salvar;</text:p>
          </table:table-cell>
        </table:table-row>
        <table:table-row table:style-name="Table19.1">
          <table:covered-table-cell/>
          <table:table-cell table:style-name="Table19.B2" office:value-type="string">
            <text:p text:style-name="P49">FP3</text:p>
          </table:table-cell>
          <table:table-cell table:style-name="Table19.C2" office:value-type="string">
            <text:p text:style-name="P49">O sistema emitirá uma mensagem de confirmação;</text:p>
          </table:table-cell>
        </table:table-row>
        <table:table-row table:style-name="Table19.1">
          <table:covered-table-cell/>
          <table:table-cell table:style-name="Table19.B2" office:value-type="string">
            <text:p text:style-name="P49">FP4</text:p>
          </table:table-cell>
          <table:table-cell table:style-name="Table19.C2" office:value-type="string">
            <text:p text:style-name="P49">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9">FP5</text:p>
          </table:table-cell>
          <table:table-cell table:style-name="Table19.C2" office:value-type="string">
            <text:p text:style-name="P49">O sistema emitirá a mensagem “Registro salvo com sucesso!”</text:p>
          </table:table-cell>
        </table:table-row>
        <table:table-row table:style-name="Table19.1">
          <table:table-cell table:style-name="Table19.A2" table:number-rows-spanned="4" office:value-type="string">
            <text:p text:style-name="P45">Fluxos Alternativos</text:p>
          </table:table-cell>
          <table:table-cell table:style-name="Table19.B2" office:value-type="string">
            <text:p text:style-name="P49">FA1</text:p>
          </table:table-cell>
          <table:table-cell table:style-name="Table19.C2" office:value-type="string">
            <text:p text:style-name="P49">Se o <text:span text:style-name="T29">fornecedor</text:span> já estiver salv<text:span text:style-name="T29">o</text:span> no banco de dados o sistema salvará as modificações realizadas no registro.</text:p>
          </table:table-cell>
        </table:table-row>
        <table:table-row table:style-name="Table19.1">
          <table:covered-table-cell/>
          <table:table-cell table:style-name="Table19.B2" office:value-type="string">
            <text:p text:style-name="P49">FA2</text:p>
          </table:table-cell>
          <table:table-cell table:style-name="Table19.C2" office:value-type="string">
            <text:p text:style-name="P50">Se o <text:span text:style-name="T25">Funcionário do Setor de Compras </text:span>clicar no botão Cancelar todas as alterações não salvas serão descartadas <text:span text:style-name="T29">e ele voltará para a tela anterior</text:span>.</text:p>
          </table:table-cell>
        </table:table-row>
        <table:table-row table:style-name="Table19.1">
          <table:covered-table-cell/>
          <table:table-cell table:style-name="Table19.B2" office:value-type="string">
            <text:p text:style-name="P49">FA3</text:p>
          </table:table-cell>
          <table:table-cell table:style-name="Table19.C2" office:value-type="string">
            <text:p text:style-name="P50">Se o <text:span text:style-name="T25">Funcionário do Setor de Compras</text:span> clicar no botão <text:span text:style-name="T29">limpar</text:span> <text:span text:style-name="T29">todos os campos serão limpos</text:span>;</text:p>
          </table:table-cell>
        </table:table-row>
        <table:table-row table:style-name="Table19.1">
          <table:covered-table-cell/>
          <table:table-cell table:style-name="Table19.B2" office:value-type="string">
            <text:p text:style-name="P49">FA4</text:p>
          </table:table-cell>
          <table:table-cell table:style-name="Table19.C2" office:value-type="string">
            <text:p text:style-name="P50">Se o <text:span text:style-name="T25">Funcionário do Setor de Compras</text:span> não tiver preenchido algum dos campos <text:span text:style-name="T29">obrigatórios </text:span>do formulário o sistema emitirá a mensagem “<text:span text:style-name="T29">Estes c</text:span>ampos são de preenchimento obrigatório” e não procederá com o salvamento do registro.</text:p>
          </table:table-cell>
        </table:table-row>
        <table:table-row table:style-name="Table19.1">
          <table:table-cell table:style-name="Table19.A2" table:number-rows-spanned="6" office:value-type="string">
            <text:p text:style-name="P45">Regras de Negócio</text:p>
          </table:table-cell>
          <table:table-cell table:style-name="Table19.B2" office:value-type="string">
            <text:p text:style-name="P49">RN1</text:p>
          </table:table-cell>
          <table:table-cell table:style-name="Table19.C2" office:value-type="string">
            <text:p text:style-name="P64">O campo de razão social não pode ficar em branco.</text:p>
          </table:table-cell>
        </table:table-row>
        <table:table-row table:style-name="Table19.1">
          <table:covered-table-cell/>
          <table:table-cell table:style-name="Table19.B14" office:value-type="string">
            <text:p text:style-name="P64">RN2</text:p>
          </table:table-cell>
          <table:table-cell table:style-name="Table19.C14" office:value-type="string">
            <text:p text:style-name="P64">O campo de telefone não pode ficar em branco.</text:p>
          </table:table-cell>
        </table:table-row>
        <table:table-row table:style-name="Table19.1">
          <table:covered-table-cell/>
          <table:table-cell table:style-name="Table19.B14" office:value-type="string">
            <text:p text:style-name="P64">RN3</text:p>
          </table:table-cell>
          <table:table-cell table:style-name="Table19.C14" office:value-type="string">
            <text:p text:style-name="P64">O campo de email não pode ficar em branco.</text:p>
          </table:table-cell>
        </table:table-row>
        <table:table-row table:style-name="Table19.1">
          <table:covered-table-cell/>
          <table:table-cell table:style-name="Table19.B14" office:value-type="string">
            <text:p text:style-name="P64">RN4</text:p>
          </table:table-cell>
          <table:table-cell table:style-name="Table19.C14" office:value-type="string">
            <text:p text:style-name="P64">O campo cnpj deve ter <text:span text:style-name="T30">exatamente 14 numeros.</text:span></text:p>
          </table:table-cell>
        </table:table-row>
        <table:table-row table:style-name="Table19.1">
          <table:covered-table-cell/>
          <table:table-cell table:style-name="Table19.B14" office:value-type="string">
            <text:p text:style-name="P66">RN5</text:p>
          </table:table-cell>
          <table:table-cell table:style-name="Table19.C14" office:value-type="string">
            <text:p text:style-name="P65">O campo <text:span text:style-name="T30">telefone</text:span> deve ter <text:span text:style-name="T30">exatamente 11 numeros.</text:span></text:p>
          </table:table-cell>
        </table:table-row>
        <table:table-row table:style-name="Table19.1">
          <table:covered-table-cell/>
          <table:table-cell table:style-name="Table19.B14" office:value-type="string">
            <text:p text:style-name="P66">RN6</text:p>
          </table:table-cell>
          <table:table-cell table:style-name="Table19.C14" office:value-type="string">
            <text:p text:style-name="P65">O campo <text:span text:style-name="T30">cep </text:span>deve ter <text:span text:style-name="T30">exatamente 8 numeros.</text:span></text:p>
          </table:table-cell>
        </table:table-row>
        <table:table-row>
          <table:table-cell table:style-name="Table19.A2" office:value-type="string">
            <text:p text:style-name="P45">Pós Condições</text:p>
          </table:table-cell>
          <table:table-cell table:style-name="Table19.B2" office:value-type="string">
            <text:p text:style-name="P49">PC1</text:p>
          </table:table-cell>
          <table:table-cell table:style-name="Table19.C2" office:value-type="string">
            <text:p text:style-name="P49">O setor deverá estar salvo no banco de dados</text:p>
          </table:table-cell>
        </table:table-row>
        <table:table-row table:style-name="Table19.1">
          <table:table-cell table:style-name="Table19.A2" office:value-type="string">
            <text:p text:style-name="P45">Casos de Uso Afetados</text:p>
          </table:table-cell>
          <table:table-cell table:style-name="Table19.C2" table:number-columns-spanned="2" office:value-type="string">
            <text:p text:style-name="P49">UC<text:span text:style-name="T30">5</text:span>.<text:span text:style-name="T30">0.</text:span></text:p>
          </table:table-cell>
          <table:covered-table-cell/>
        </table:table-row>
      </table:table>
      <text:p text:style-name="P12"><text:soft-page-break/></text:p>
      <text:p text:style-name="P27">Protótipo da tela de <text:span text:style-name="T30">C</text:span>adastr<text:span text:style-name="T24">o</text:span> de <text:span text:style-name="T29">Fornecedores</text:span></text:p>
      <text:p text:style-name="P93"><draw:frame draw:style-name="fr1" draw:name="Image3" text:anchor-type="paragraph" svg:width="17cm" svg:height="10.135cm" draw:z-index="5"><draw:image xlink:href="Pictures/1000020100000325000001E01831291C335FA755.png" xlink:type="simple" xlink:show="embed" xlink:actuate="onLoad"/></draw:frame></text:p>
      <text:p text:style-name="P13">UC <text:span text:style-name="T31">5</text:span>.2 –Buscar <text:span text:style-name="T31">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41"><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46">Pré - Condições</text:p>
          </table:table-cell>
          <table:table-cell table:style-name="Table20.B2" office:value-type="string">
            <text:p text:style-name="P51">PC1</text:p>
          </table:table-cell>
          <table:table-cell table:style-name="Table20.C2" office:value-type="string">
            <text:p text:style-name="P52">O <text:span text:style-name="T25">Funcionário do Setor de Compras</text:span> deve estar logado no sistema [UC2.4]</text:p>
          </table:table-cell>
        </table:table-row>
        <table:table-row table:style-name="Table20.3">
          <table:table-cell table:style-name="Table20.A2" office:value-type="string">
            <text:p text:style-name="P46">Atores Envolvidos</text:p>
          </table:table-cell>
          <table:table-cell table:style-name="Table20.C2" table:number-columns-spanned="2" office:value-type="string">
            <text:p text:style-name="P63">Funcionário do Setor de Compras</text:p>
          </table:table-cell>
          <table:covered-table-cell/>
        </table:table-row>
        <table:table-row table:style-name="Table20.1">
          <table:table-cell table:style-name="Table20.A2" table:number-rows-spanned="3" office:value-type="string">
            <text:p text:style-name="P46">Fluxo Principal</text:p>
          </table:table-cell>
          <table:table-cell table:style-name="Table20.B2" office:value-type="string">
            <text:p text:style-name="P51">FP1</text:p>
          </table:table-cell>
          <table:table-cell table:style-name="Table20.C2" office:value-type="string">
            <text:p text:style-name="P52">O <text:span text:style-name="T25">Funcionário do Setor de Compras</text:span> preencherá o campo nome <text:span text:style-name="T32">fantasia</text:span>;</text:p>
          </table:table-cell>
        </table:table-row>
        <table:table-row table:style-name="Table20.1">
          <table:covered-table-cell/>
          <table:table-cell table:style-name="Table20.B2" office:value-type="string">
            <text:p text:style-name="P51">FP2</text:p>
          </table:table-cell>
          <table:table-cell table:style-name="Table20.C2" office:value-type="string">
            <text:p text:style-name="P52">Para buscar o <text:span text:style-name="T32">Fornecedor</text:span> o <text:span text:style-name="T25">Funcionário do Setor de Compras</text:span> deverá clicar no botão Buscar;</text:p>
          </table:table-cell>
        </table:table-row>
        <table:table-row table:style-name="Table20.1">
          <table:covered-table-cell/>
          <table:table-cell table:style-name="Table20.B2" office:value-type="string">
            <text:p text:style-name="P51">FP3</text:p>
          </table:table-cell>
          <table:table-cell table:style-name="Table20.C2" office:value-type="string">
            <text:p text:style-name="P51">O sistema listará todos os resultados encontrados;</text:p>
          </table:table-cell>
        </table:table-row>
        <table:table-row table:style-name="Table20.1">
          <table:table-cell table:style-name="Table20.A2" table:number-rows-spanned="3" office:value-type="string">
            <text:p text:style-name="P46">Fluxos Alternativos</text:p>
          </table:table-cell>
          <table:table-cell table:style-name="Table20.B2" office:value-type="string">
            <text:p text:style-name="P51">FA1</text:p>
          </table:table-cell>
          <table:table-cell table:style-name="Table20.C2" office:value-type="string">
            <text:p text:style-name="P50">Se o <text:span text:style-name="T25">Funcionário do Setor de Compras</text:span> não tiver preenchido <text:span text:style-name="T32">o campo nome fantasia, será retornada uma listagem com todos os fornecedores.</text:span></text:p>
          </table:table-cell>
        </table:table-row>
        <table:table-row table:style-name="Table20.1">
          <table:covered-table-cell/>
          <table:table-cell table:style-name="Table20.B2" office:value-type="string">
            <text:p text:style-name="P49">FA2</text:p>
          </table:table-cell>
          <table:table-cell table:style-name="Table20.C2" office:value-type="string">
            <text:p text:style-name="P50">Se o <text:span text:style-name="T25">Funcionário do Setor de Compras </text:span>clicar no botão Cancelar todas as alterações não salvas serão descartadas <text:span text:style-name="T29">e ele voltará para a tela anterior</text:span>.</text:p>
          </table:table-cell>
        </table:table-row>
        <table:table-row table:style-name="Table20.1">
          <table:covered-table-cell/>
          <table:table-cell table:style-name="Table20.B2" office:value-type="string">
            <text:p text:style-name="P49">FA3</text:p>
          </table:table-cell>
          <table:table-cell table:style-name="Table20.C2" office:value-type="string">
            <text:p text:style-name="P50">Se o <text:span text:style-name="T25">Funcionário do Setor de Compras</text:span> clicar no botão <text:span text:style-name="T29">limpar</text:span> <text:span text:style-name="T29">todos os campos serão limpos</text:span>;</text:p>
          </table:table-cell>
        </table:table-row>
        <table:table-row table:style-name="Table20.1">
          <table:table-cell table:style-name="Table20.A2" office:value-type="string">
            <text:p text:style-name="P46">Regras de Negócio</text:p>
          </table:table-cell>
          <table:table-cell table:style-name="Table20.B2" office:value-type="string">
            <text:p text:style-name="P80"/>
          </table:table-cell>
          <table:table-cell table:style-name="Table20.C2" office:value-type="string">
            <text:p text:style-name="P75">NDA</text:p>
          </table:table-cell>
        </table:table-row>
        <table:table-row>
          <table:table-cell table:style-name="Table20.A2" office:value-type="string">
            <text:p text:style-name="P46">Pós Condições</text:p>
          </table:table-cell>
          <table:table-cell table:style-name="Table20.B2" office:value-type="string">
            <text:p text:style-name="P73">PC1</text:p>
          </table:table-cell>
          <table:table-cell table:style-name="Table20.C2" office:value-type="string">
            <text:p text:style-name="P74"><text:s text:c="2"/><text:span text:style-name="T18">Funcionário do Setor de Compras </text:span><text:span text:style-name="T19">terá a listagem dos fonecedores de acordo com a busca.</text:span></text:p>
          </table:table-cell>
        </table:table-row>
        <table:table-row table:style-name="Table20.1">
          <table:table-cell table:style-name="Table20.A2" office:value-type="string">
            <text:p text:style-name="P46">Casos de Uso Afetados</text:p>
          </table:table-cell>
          <table:table-cell table:style-name="Table20.C2" table:number-columns-spanned="2" office:value-type="string">
            <text:p text:style-name="P73">NDA</text:p>
          </table:table-cell>
          <table:covered-table-cell/>
        </table:table-row>
      </table:table>
      <text:p text:style-name="P13"/>
      <text:p text:style-name="P28"><text:soft-page-break/>Protótipo da tela de Buscar <text:span text:style-name="T33">Fornecedores</text:span></text:p>
      <text:p text:style-name="P13"><draw:frame draw:style-name="fr3" draw:name="Image4" text:anchor-type="paragraph" svg:width="17cm" svg:height="7.285cm" draw:z-index="6"><draw:image xlink:href="Pictures/100002010000032500000159E5C7EE72390EF407.png" xlink:type="simple" xlink:show="embed" xlink:actuate="onLoad"/></draw:frame></text:p>
      <text:p text:style-name="P25"/>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Documentação Técnica</text:p>
      <text:p text:style-name="P7"/>
      <text:p text:style-name="P38">Modelo Lógico do Banco de Dados (na 3FN)</text:p>
      <text:p text:style-name="P9"><text:soft-page-break/><draw:frame draw:style-name="fr4"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35">Diagrama de classes</text:p>
      <text:p text:style-name="P9"><text:soft-page-break/><draw:frame draw:style-name="fr4"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35">Descrição da Arquitetura de Software</text:p>
      <text:p text:style-name="P86"><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37">Diagrama de Sequência</text:p>
      <text:p text:style-name="P98"/>
      <text:p text:style-name="P98"/>
      <text:p text:style-name="P98"/>
      <text:p text:style-name="P35">Definição das tecnologias que serão utilizadas na implementação</text:p>
      <text:p text:style-name="P86"><text:span text:style-name="T8">O software será desenvolvido utilizado da linguagem Java SE (Standart Edition). Para conexão com o SGBD (Sistema Gerenciador de Banco de Dados) MySql, será utilizado o JDBC (</text:span><text:span text:style-name="T20">Java Database Connectivity</text:span><text:span text:style-name="T7">). Para implementação da camada de apresentação será utilizado o GUI Swing.</text:span></text:p>
      <text:p text:style-name="P11"/>
      <text:p text:style-name="P11"/>
      <text:p text:style-name="P11"/>
      <text:p text:style-name="P93"><text:soft-page-break/>Controle de versão</text:p>
      <text:p text:style-name="P98"/>
      <text:p text:style-name="P88">Será utilizado o git para o controle de versão do sistema e o o GitHub como repositório, controle de melhorias, reparação de bugs, dentre outras tarefas.</text:p>
      <text:p text:style-name="P87"><text:span text:style-name="T8">Endereço do repositório: </text:span><text:a xlink:type="simple" xlink:href="https://github.com/ewertoncode/sgl" text:style-name="Internet_20_link" text:visited-style-name="Visited_20_Internet_20_Link"><text:span text:style-name="T21">https://github.com/ewertoncode/sgl</text:span></text:a></text:p>
      <text:p text:style-name="P98"/>
      <text:p text:style-name="P98"/>
      <text:p text:style-name="P98"/>
      <text:p text:style-name="P98"/>
      <text:p text:style-name="P98"/>
      <text:p text:style-name="P98"/>
      <text:p text:style-name="P98"/>
      <text:p text:style-name="P98"/>
      <text:p text:style-name="P9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4H1M37S</meta:editing-duration>
    <meta:editing-cycles>14</meta:editing-cycles>
    <dc:date>2017-07-19T11:42:22.921791464</dc:date>
    <meta:document-statistic meta:table-count="19" meta:image-count="13" meta:object-count="6" meta:page-count="27" meta:paragraph-count="546" meta:word-count="3564" meta:character-count="22111" meta:non-whitespace-character-count="18947"/>
  </office:meta>
</office:document-meta>
</file>